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я1" style:family="table">
      <style:table-properties style:width="17cm" table:align="left"/>
    </style:style>
    <style:style style:name="Таблиця1.A" style:family="table-column">
      <style:table-column-properties style:column-width="5.687cm"/>
    </style:style>
    <style:style style:name="Таблиця1.B" style:family="table-column">
      <style:table-column-properties style:column-width="0.663cm"/>
    </style:style>
    <style:style style:name="Таблиця1.C" style:family="table-column">
      <style:table-column-properties style:column-width="3.829cm"/>
    </style:style>
    <style:style style:name="Таблиця1.D" style:family="table-column">
      <style:table-column-properties style:column-width="6.821cm"/>
    </style:style>
    <style:style style:name="Таблиця1.A1" style:family="table-cell">
      <style:table-cell-properties style:vertical-align="middle" fo:padding="0.176cm" fo:border="1pt solid #000000"/>
    </style:style>
    <style:style style:name="Таблиця1.A8" style:family="table-cell">
      <style:table-cell-properties style:vertical-align="middle" fo:background-color="#ffffff" fo:padding="0.176cm" fo:border="1pt solid #000000">
        <style:background-image/>
      </style:table-cell-properties>
    </style:style>
    <style:style style:name="Таблиця1.26" style:family="table-row">
      <style:table-row-properties style:min-row-height="20.69cm"/>
    </style:style>
    <style:style style:name="Таблиця1.A30" style:family="table-cell">
      <style:table-cell-properties style:vertical-align="middle" fo:padding-left="0cm" fo:padding-right="0cm" fo:padding-top="0.176cm" fo:padding-bottom="0cm" fo:border-left="none" fo:border-right="none" fo:border-top="1pt solid #000000" fo:border-bottom="none"/>
    </style:style>
    <style:style style:name="Таблиця1.B30" style:family="table-cell">
      <style:table-cell-properties style:vertical-align="middle" fo:padding-left="0cm" fo:padding-right="0cm" fo:padding-top="0.176cm" fo:padding-bottom="0cm" fo:border-left="none" fo:border-right="none" fo:border-top="1pt solid #000000" fo:border-bottom="none"/>
    </style:style>
    <style:style style:name="Таблиця1.C30" style:family="table-cell">
      <style:table-cell-properties style:vertical-align="middle" fo:padding-left="0cm" fo:padding-right="0cm" fo:padding-top="0.176cm" fo:padding-bottom="0cm" fo:border-left="none" fo:border-right="none" fo:border-top="1pt solid #000000" fo:border-bottom="none"/>
    </style:style>
    <style:style style:name="Таблиця1.D30" style:family="table-cell">
      <style:table-cell-properties style:vertical-align="middle" fo:padding-left="0cm" fo:padding-right="0cm" fo:padding-top="0.176cm" fo:padding-bottom="0cm" fo:border-left="none" fo:border-right="none" fo:border-top="1pt solid #000000" fo:border-bottom="none"/>
    </style:style>
    <style:style style:name="Таблиця2" style:family="table">
      <style:table-properties style:width="16.734cm" table:align="left"/>
    </style:style>
    <style:style style:name="Таблиця2.A" style:family="table-column">
      <style:table-column-properties style:column-width="4.967cm"/>
    </style:style>
    <style:style style:name="Таблиця2.B" style:family="table-column">
      <style:table-column-properties style:column-width="11.767cm"/>
    </style:style>
    <style:style style:name="Таблиця2.A1" style:family="table-cell">
      <style:table-cell-properties style:vertical-align="middle" fo:padding="0.176cm" fo:border="1pt solid #000000"/>
    </style:style>
    <style:style style:name="Таблиця2.A2" style:family="table-cell">
      <style:table-cell-properties style:vertical-align="middle" fo:padding="0.176cm" fo:border-left="0.75pt solid #000000" fo:border-right="0.75pt solid #000000" fo:border-top="1pt solid #000000" fo:border-bottom="0.75pt solid #000000"/>
    </style:style>
    <style:style style:name="Таблиця2.A3" style:family="table-cell">
      <style:table-cell-properties style:vertical-align="middle" fo:padding="0.176cm" fo:border-left="1pt solid #000000" fo:border-right="1pt solid #000000" fo:border-top="0.75pt solid #000000" fo:border-bottom="1pt solid #000000"/>
    </style:style>
    <style:style style:name="P1" style:family="paragraph" style:parent-style-name="Table_20_Contents">
      <style:paragraph-properties fo:margin-top="0.423cm" fo:margin-bottom="0.247cm" style:contextual-spacing="false" fo:line-height="165%" fo:text-align="justify" style:justify-single-word="false" style:writing-mode="lr-tb"/>
    </style:style>
    <style:style style:name="P2" style:family="paragraph" style:parent-style-name="Table_20_Contents">
      <style:paragraph-properties fo:margin-top="0.423cm" fo:margin-bottom="0.423cm" style:contextual-spacing="false" fo:line-height="165%" fo:text-align="justify" style:justify-single-word="false" style:writing-mode="lr-tb"/>
    </style:style>
    <style:style style:name="P3" style:family="paragraph" style:parent-style-name="Table_20_Contents">
      <loext:graphic-properties draw:fill="solid" draw:fill-color="#ffffff" draw:opacity="100%"/>
      <style:paragraph-properties fo:margin-top="0cm" fo:margin-bottom="0cm" style:contextual-spacing="false" fo:line-height="165%" fo:text-align="justify" style:justify-single-word="false" fo:background-color="#ffffff" style:writing-mode="lr-tb"/>
    </style:style>
    <style:style style:name="P4"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1" fo:font-size="12pt" fo:language="uk" fo:country="UA" fo:font-style="normal" style:text-underline-style="none" fo:font-weight="bold" officeooo:paragraph-rsid="001d8edc" style:text-blinking="false" fo:background-color="transparent" style:font-size-asian="12pt" style:font-weight-asian="bold" style:font-size-complex="12pt" style:font-weight-complex="bold"/>
    </style:style>
    <style:style style:name="P5" style:family="paragraph" style:parent-style-name="Text_20_body">
      <style:paragraph-properties fo:margin-top="0.423cm" fo:margin-bottom="0.423cm" style:contextual-spacing="false" fo:line-height="144%"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7" style:family="paragraph" style:parent-style-name="Text_20_body">
      <loext:graphic-properties draw:fill="solid" draw:fill-color="#ffffff" draw:opacity="100%"/>
      <style:paragraph-properties fo:margin-top="0cm" fo:margin-bottom="0cm" style:contextual-spacing="false" fo:line-height="150%"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top="0cm" fo:margin-bottom="0.247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9" style:family="paragraph" style:parent-style-name="Text_20_body">
      <loext:graphic-properties draw:fill="solid" draw:fill-color="#ffffff" draw:opacity="100%"/>
      <style:paragraph-properties fo:margin-top="0cm" fo:margin-bottom="0cm" style:contextual-spacing="false" fo:line-height="150%" fo:text-align="justify" style:justify-single-word="false" fo:background-color="#ffffff" fo:padding="0cm" fo:border="none" style:writing-mode="lr-tb"/>
      <style:text-properties fo:color="#000000" loext:opacity="100%" style:font-name="Arial" fo:font-size="12pt" fo:background-color="transparent" style:font-size-asian="12pt" style:font-size-complex="12pt"/>
    </style:style>
    <style:style style:name="P10" style:family="paragraph" style:parent-style-name="Text_20_body">
      <style:paragraph-properties fo:line-height="150%"/>
      <style:text-properties fo:color="#000000" loext:opacity="100%" style:font-name="Arial" fo:font-size="12pt" fo:background-color="transparent" style:font-size-asian="12pt" style:font-size-complex="12pt"/>
    </style:style>
    <style:style style:name="P11" style:family="paragraph" style:parent-style-name="Text_20_body">
      <style:paragraph-properties fo:line-height="150%"/>
      <style:text-properties fo:background-color="transparent"/>
    </style:style>
    <style:style style:name="P12" style:family="paragraph" style:parent-style-name="Text_20_body">
      <style:text-properties fo:font-weight="normal" fo:background-color="transparent"/>
    </style:style>
    <style:style style:name="P13" style:family="paragraph" style:parent-style-name="Standard">
      <style:paragraph-properties fo:line-height="150%" fo:text-align="justify" style:justify-single-word="false" style:writing-mode="lr-tb"/>
      <style:text-properties style:font-name="Arial" fo:font-size="12pt" fo:background-color="transparent" style:font-size-asian="12pt" style:font-size-complex="12pt"/>
    </style:style>
    <style:style style:name="P14" style:family="paragraph" style:parent-style-name="Table_20_Contents">
      <style:paragraph-properties fo:margin-top="0.423cm" fo:margin-bottom="0.423cm" style:contextual-spacing="false" fo:line-height="165%" fo:text-align="justify" style:justify-single-word="false" style:writing-mode="lr-tb"/>
      <style:text-properties fo:font-variant="normal" fo:text-transform="none" fo:color="#0000ff" loext:opacity="100%" style:text-line-through-style="none" style:text-line-through-type="none" style:font-name="Arial1" fo:font-size="12pt" fo:font-style="italic" style:text-underline-style="none" fo:font-weight="normal" style:text-blinking="false" fo:background-color="transparent"/>
    </style:style>
    <style:style style:name="P15" style:family="paragraph" style:parent-style-name="Table_20_Contents">
      <style:paragraph-properties fo:margin-top="0.423cm" fo:margin-bottom="0.247cm" style:contextual-spacing="false" fo:line-height="165%" fo:text-align="justify" style:justify-single-word="false" style:writing-mode="lr-tb"/>
      <style:text-properties fo:font-variant="normal" fo:text-transform="none" fo:color="#0000ff" loext:opacity="100%" style:text-line-through-style="none" style:text-line-through-type="none" style:font-name="Arial1" fo:font-size="12pt" fo:font-style="italic" style:text-underline-style="none" fo:font-weight="normal" style:text-blinking="false" fo:background-color="transparent"/>
    </style:style>
    <style:style style:name="P16" style:family="paragraph" style:parent-style-name="Table_20_Contents">
      <style:paragraph-properties fo:margin-top="0.282cm" fo:margin-bottom="0.247cm" style:contextual-spacing="false" fo:line-height="165%" fo:text-align="justify" style:justify-single-word="false" style:writing-mode="lr-tb"/>
      <style:text-properties fo:font-variant="normal" fo:text-transform="none" fo:color="#0000ff" loext:opacity="100%" style:text-line-through-style="none" style:text-line-through-type="none" style:font-name="Arial1" fo:font-size="12pt" fo:font-style="italic" style:text-underline-style="none" fo:font-weight="normal" style:text-blinking="false" fo:background-color="transparent"/>
    </style:style>
    <style:style style:name="P17" style:family="paragraph" style:parent-style-name="Table_20_Contents">
      <style:paragraph-properties fo:margin-top="0.423cm" fo:margin-bottom="0.247cm" style:contextual-spacing="false" fo:line-height="165%"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18" style:family="paragraph" style:parent-style-name="Table_20_Contents">
      <style:paragraph-properties fo:margin-top="0.423cm" fo:margin-bottom="0.423cm" style:contextual-spacing="false" fo:line-height="165%"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19" style:family="paragraph" style:parent-style-name="Table_20_Contents">
      <style:paragraph-properties fo:margin-top="0.388cm" fo:margin-bottom="0.247cm" style:contextual-spacing="false" fo:line-height="165%"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20" style:family="paragraph" style:parent-style-name="Table_20_Contents">
      <loext:graphic-properties draw:fill="solid" draw:fill-color="#ffffff" draw:opacity="100%"/>
      <style:paragraph-properties fo:margin-top="0cm" fo:margin-bottom="0cm" style:contextual-spacing="false" fo:line-height="165%" fo:text-align="justify" style:justify-single-word="false" fo:background-color="#ffffff"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21" style:family="paragraph" style:parent-style-name="Table_20_Contents">
      <loext:graphic-properties draw:fill="solid" draw:fill-color="#ffffff" draw:opacity="100%"/>
      <style:paragraph-properties fo:margin-top="0.423cm" fo:margin-bottom="0cm" style:contextual-spacing="false" fo:line-height="165%" fo:text-align="justify" style:justify-single-word="false" fo:background-color="#ffffff"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22" style:family="paragraph" style:parent-style-name="Table_20_Contents">
      <style:paragraph-properties fo:margin-top="0.282cm" fo:margin-bottom="0.247cm" style:contextual-spacing="false" fo:line-height="165%"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23" style:family="paragraph" style:parent-style-name="Table_20_Contents">
      <style:paragraph-properties fo:margin-top="0.035cm" fo:margin-bottom="0.247cm" style:contextual-spacing="false" fo:line-height="165%"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24" style:family="paragraph" style:parent-style-name="Table_20_Contents">
      <style:paragraph-properties fo:margin-top="0.423cm" fo:margin-bottom="0.423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25" style:family="paragraph" style:parent-style-name="Table_20_Contents">
      <style:paragraph-properties fo:margin-top="0.423cm" fo:margin-bottom="0.423cm" style:contextual-spacing="false" fo:line-height="165%"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26" style:family="paragraph" style:parent-style-name="Table_20_Contents">
      <loext:graphic-properties draw:fill="solid" draw:fill-color="#ffffff" draw:opacity="100%"/>
      <style:paragraph-properties fo:margin-top="0cm" fo:margin-bottom="0cm" style:contextual-spacing="false" fo:line-height="165%" fo:text-align="justify" style:justify-single-word="false" fo:background-color="#ffffff"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27" style:family="paragraph" style:parent-style-name="Table_20_Contents">
      <style:paragraph-properties fo:margin-top="0.423cm" fo:margin-bottom="0.247cm" style:contextual-spacing="false" fo:line-height="165%"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28" style:family="paragraph" style:parent-style-name="Table_20_Contents">
      <style:paragraph-properties fo:margin-top="0.423cm" fo:margin-bottom="0.247cm" style:contextual-spacing="false" fo:line-height="165%" fo:text-align="center"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29" style:family="paragraph" style:parent-style-name="Table_20_Contents">
      <loext:graphic-properties draw:fill="solid" draw:fill-color="#ffffff" draw:opacity="100%"/>
      <style:paragraph-properties fo:margin-top="0cm" fo:margin-bottom="0cm" style:contextual-spacing="false" fo:line-height="165%" fo:text-align="justify" style:justify-single-word="false" fo:background-color="#ffffff"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0" style:family="paragraph" style:parent-style-name="Table_20_Contents">
      <style:paragraph-properties fo:margin-top="0.423cm" fo:margin-bottom="0.423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1" style:family="paragraph" style:parent-style-name="Table_20_Contents">
      <style:paragraph-properties fo:margin-top="0.423cm" fo:margin-bottom="0.423cm" style:contextual-spacing="false" fo:line-height="165%" fo:text-align="justify" style:justify-single-word="false" style:writing-mode="lr-tb"/>
      <style:text-properties fo:font-variant="normal" fo:text-transform="none" fo:color="#000000" loext:opacity="100%" style:font-name="Arial1" fo:font-size="12pt" fo:font-style="normal" fo:font-weight="normal" officeooo:paragraph-rsid="001dca11" fo:background-color="transparent"/>
    </style:style>
    <style:style style:name="P32" style:family="paragraph" style:parent-style-name="Table_20_Contents">
      <style:paragraph-properties fo:margin-top="0.423cm" fo:margin-bottom="0.423cm" style:contextual-spacing="false" fo:line-height="165%" fo:text-align="justify" style:justify-single-word="false" style:writing-mode="lr-tb"/>
      <style:text-properties fo:font-variant="normal" fo:text-transform="none" fo:color="#000000" loext:opacity="100%" style:font-name="Arial1" fo:font-size="12pt" fo:font-style="normal" fo:font-weight="normal" officeooo:paragraph-rsid="0026cc6b" fo:background-color="transparent"/>
    </style:style>
    <style:style style:name="P33" style:family="paragraph" style:parent-style-name="Table_20_Contents">
      <loext:graphic-properties draw:fill="solid" draw:fill-color="#ffffff" draw:opacity="100%"/>
      <style:paragraph-properties fo:margin-top="0cm" fo:margin-bottom="0cm" style:contextual-spacing="false" fo:line-height="165%" fo:text-align="center" style:justify-single-word="false" fo:background-color="#ffffff" style:writing-mode="lr-tb"/>
      <style:text-properties fo:font-variant="normal" fo:text-transform="none" fo:color="#222222" loext:opacity="100%" style:text-line-through-style="none" style:text-line-through-type="none" style:font-name="Arial1" fo:font-size="12pt" fo:font-style="normal" style:text-underline-style="none" fo:font-weight="normal" style:text-blinking="false" fo:background-color="transparent"/>
    </style:style>
    <style:style style:name="P34" style:family="paragraph" style:parent-style-name="Table_20_Contents">
      <loext:graphic-properties draw:fill="solid" draw:fill-color="#ffffff" draw:opacity="100%"/>
      <style:paragraph-properties fo:margin-top="0cm" fo:margin-bottom="0cm" style:contextual-spacing="false" fo:line-height="165%" fo:text-align="justify" style:justify-single-word="false" fo:background-color="#ffffff" style:writing-mode="lr-tb"/>
      <style:text-properties fo:font-variant="normal" fo:text-transform="none" fo:color="#222222" loext:opacity="100%" style:text-line-through-style="none" style:text-line-through-type="none" style:font-name="Arial1" fo:font-size="12pt" fo:font-style="normal" style:text-underline-style="none" fo:font-weight="normal" style:text-blinking="false" fo:background-color="transparent"/>
    </style:style>
    <style:style style:name="P35" style:family="paragraph" style:parent-style-name="Table_20_Contents">
      <loext:graphic-properties draw:fill="solid" draw:fill-color="#ffffff" draw:opacity="100%"/>
      <style:paragraph-properties fo:margin-top="0cm" fo:margin-bottom="0.247cm" style:contextual-spacing="false" fo:line-height="165%" fo:text-align="justify" style:justify-single-word="false" fo:background-color="#ffffff" style:writing-mode="lr-tb"/>
      <style:text-properties fo:font-variant="normal" fo:text-transform="none" fo:color="#222222" loext:opacity="100%" style:text-line-through-style="none" style:text-line-through-type="none" style:font-name="Arial1" fo:font-size="12pt" fo:font-style="normal" style:text-underline-style="none" fo:font-weight="normal" style:text-blinking="false" fo:background-color="transparent"/>
    </style:style>
    <style:style style:name="P36" style:family="paragraph" style:parent-style-name="Table_20_Contents">
      <style:paragraph-properties fo:margin-top="0.423cm" fo:margin-bottom="0.247cm" style:contextual-spacing="false" fo:line-height="165%" fo:text-align="justify" style:justify-single-word="false" style:writing-mode="lr-tb"/>
      <style:text-properties fo:font-variant="normal" fo:text-transform="none" fo:color="#333333" loext:opacity="100%" style:text-line-through-style="none" style:text-line-through-type="none" style:font-name="Arial1" fo:font-size="12pt" fo:font-style="normal" style:text-underline-style="none" fo:font-weight="normal" style:text-blinking="false" fo:background-color="transparent"/>
    </style:style>
    <style:style style:name="P37" style:family="paragraph" style:parent-style-name="Table_20_Contents">
      <style:paragraph-properties fo:margin-top="0.423cm" fo:margin-bottom="0.423cm" style:contextual-spacing="false" fo:line-height="165%" fo:text-align="justify" style:justify-single-word="false" style:writing-mode="lr-tb"/>
      <style:text-properties fo:font-variant="normal" fo:text-transform="none" fo:color="#333333" loext:opacity="100%" style:text-line-through-style="none" style:text-line-through-type="none" style:font-name="Arial1" fo:font-size="12pt" fo:font-style="normal" style:text-underline-style="none" fo:font-weight="normal" style:text-blinking="false" fo:background-color="transparent"/>
    </style:style>
    <style:style style:name="P38" style:family="paragraph" style:parent-style-name="Table_20_Contents">
      <style:paragraph-properties fo:margin-top="0.423cm" fo:margin-bottom="0.247cm" style:contextual-spacing="false" fo:line-height="165%" fo:text-align="justify" style:justify-single-word="false" style:writing-mode="lr-tb"/>
      <style:text-properties fo:font-variant="normal" fo:text-transform="none" fo:color="#333333" loext:opacity="100%" style:text-line-through-style="none" style:text-line-through-type="none" style:font-name="Arial1" fo:font-size="12pt" fo:font-style="normal" style:text-underline-style="none" fo:font-weight="bold" style:text-blinking="false" fo:background-color="transparent"/>
    </style:style>
    <style:style style:name="P39" style:family="paragraph" style:parent-style-name="Table_20_Contents">
      <style:paragraph-properties fo:margin-top="0.423cm" fo:margin-bottom="0.247cm" style:contextual-spacing="false" fo:line-height="165%" fo:text-align="justify" style:justify-single-word="false" style:writing-mode="lr-tb"/>
      <style:text-properties fo:background-color="transparent"/>
    </style:style>
    <style:style style:name="P40" style:family="paragraph" style:parent-style-name="Table_20_Contents">
      <style:paragraph-properties fo:margin-top="0.423cm" fo:margin-bottom="0.423cm" style:contextual-spacing="false" fo:line-height="165%" fo:text-align="justify" style:justify-single-word="false" style:writing-mode="lr-tb"/>
      <style:text-properties fo:background-color="transparent"/>
    </style:style>
    <style:style style:name="P41" style:family="paragraph" style:parent-style-name="Table_20_Contents">
      <loext:graphic-properties draw:fill="solid" draw:fill-color="#ffffff" draw:opacity="100%"/>
      <style:paragraph-properties fo:margin-top="0cm" fo:margin-bottom="0cm" style:contextual-spacing="false" fo:line-height="165%" fo:text-align="justify" style:justify-single-word="false" fo:background-color="#ffffff" style:writing-mode="lr-tb"/>
      <style:text-properties fo:background-color="transparent"/>
    </style:style>
    <style:style style:name="P42" style:family="paragraph" style:parent-style-name="Table_20_Contents">
      <style:paragraph-properties fo:margin-top="0.035cm" fo:margin-bottom="0.247cm" style:contextual-spacing="false" fo:line-height="165%" fo:text-align="justify" style:justify-single-word="false" style:writing-mode="lr-tb"/>
      <style:text-properties fo:background-color="transparent"/>
    </style:style>
    <style:style style:name="P43" style:family="paragraph" style:parent-style-name="Table_20_Contents">
      <style:text-properties fo:background-color="transparent"/>
    </style:style>
    <style:style style:name="P44" style:family="paragraph" style:parent-style-name="Table_20_Contents">
      <style:paragraph-properties style:writing-mode="lr-tb"/>
      <style:text-properties fo:background-color="transparent"/>
    </style:style>
    <style:style style:name="P45" style:family="paragraph" style:parent-style-name="Table_20_Contents">
      <style:paragraph-properties fo:margin-top="0.423cm" fo:margin-bottom="0.423cm" style:contextual-spacing="false" fo:line-height="150%" fo:text-align="justify" style:justify-single-word="false" style:writing-mode="lr-tb"/>
      <style:text-properties fo:color="#000000" loext:opacity="100%" style:font-name="Arial" fo:font-size="12pt" fo:font-weight="normal" fo:background-color="transparent" style:font-size-asian="12pt" style:font-size-complex="12pt"/>
    </style:style>
    <style:style style:name="P46" style:family="paragraph" style:parent-style-name="Table_20_Contents">
      <style:paragraph-properties fo:line-height="150%" fo:text-align="justify" style:justify-single-word="false" style:writing-mode="lr-tb"/>
      <style:text-properties style:font-name="Arial" fo:font-size="12pt" officeooo:paragraph-rsid="002518b9" fo:background-color="transparent" style:font-size-asian="12pt" style:font-size-complex="12pt"/>
    </style:style>
    <style:style style:name="P47" style:family="paragraph" style:parent-style-name="Table_20_Contents">
      <style:paragraph-properties fo:line-height="150%" fo:text-align="justify" style:justify-single-word="false" style:writing-mode="lr-tb"/>
      <style:text-properties style:font-name="Arial" fo:font-size="12pt" fo:background-color="transparent" style:font-size-asian="12pt" style:font-size-complex="12pt"/>
    </style:style>
    <style:style style:name="T1"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style:style>
    <style:style style:name="T2"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ffffff" loext:char-shading-value="0"/>
    </style:style>
    <style:style style:name="T3"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00ff00" loext:char-shading-value="0"/>
    </style:style>
    <style:style style:name="T4"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style:style>
    <style:style style:name="T7"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style:style>
    <style:style style:name="T8"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ffffff" loext:char-shading-value="0"/>
    </style:style>
    <style:style style:name="T9"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00ff00" loext:char-shading-value="0"/>
    </style:style>
    <style:style style:name="T10" style:family="text">
      <style:text-properties fo:font-variant="normal" fo:text-transform="none" fo:color="#000000" loext:opacity="100%" style:text-line-through-style="none" style:text-line-through-type="none" style:font-name="Arial1" fo:font-size="12pt" fo:font-style="normal" style:text-underline-style="none" fo:font-weight="bold" officeooo:rsid="002131bd" style:text-blinking="false" fo:background-color="#00ff00" loext:char-shading-value="0"/>
    </style:style>
    <style:style style:name="T11" style:family="text">
      <style:text-properties fo:font-variant="normal" fo:text-transform="none" fo:color="#000000" loext:opacity="100%" style:text-line-through-style="none" style:text-line-through-type="none" style:font-name="Arial1" fo:font-size="12pt" fo:font-style="normal" style:text-underline-style="none" fo:font-weight="bold" officeooo:rsid="002131bd" style:text-blinking="false"/>
    </style:style>
    <style:style style:name="T12" style:family="text">
      <style:text-properties fo:font-variant="normal" fo:text-transform="none" fo:color="#000000" loext:opacity="100%" style:text-line-through-style="none" style:text-line-through-type="none" style:text-underline-style="none" style:text-blinking="false"/>
    </style:style>
    <style:style style:name="T13" style:family="text">
      <style:text-properties fo:font-variant="normal" fo:text-transform="none" fo:color="#000000" loext:opacity="100%" style:text-line-through-style="none" style:text-line-through-type="none" style:text-underline-style="none" style:text-blinking="false" fo:background-color="#ffffff"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00ff00"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ffff00" loext:char-shading-value="0"/>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text-underline-style="none" style:text-blinking="false"/>
    </style:style>
    <style:style style:name="T19" style:family="text">
      <style:text-properties fo:font-variant="normal" fo:text-transform="none" fo:color="#0000ff" loext:opacity="100%" style:text-line-through-style="none" style:text-line-through-type="none" style:font-name="Arial1" fo:font-size="12pt" fo:font-style="normal" style:text-underline-style="solid" style:text-underline-width="auto" style:text-underline-color="font-color" fo:font-weight="normal" style:text-blinking="false"/>
    </style:style>
    <style:style style:name="T20" style:family="text">
      <style:text-properties fo:font-variant="normal" fo:text-transform="none" fo:color="#0000ff" loext:opacity="100%" style:text-line-through-style="none" style:text-line-through-type="none" style:font-name="Arial1" fo:font-size="12pt" fo:font-style="normal" style:text-underline-style="solid" style:text-underline-width="auto" style:text-underline-color="font-color" fo:font-weight="normal" style:text-blinking="false" fo:background-color="#00ff00" loext:char-shading-value="0"/>
    </style:style>
    <style:style style:name="T21" style:family="text">
      <style:text-properties fo:font-variant="normal" fo:text-transform="none" fo:color="#0000ff" loext:opacity="100%" style:text-line-through-style="none" style:text-line-through-type="none" style:font-name="Arial1" fo:font-size="12pt" fo:font-style="normal" style:text-underline-style="solid" style:text-underline-width="auto" style:text-underline-color="font-color" fo:font-weight="normal" style:text-blinking="false" fo:background-color="#ffffff" loext:char-shading-value="0"/>
    </style:style>
    <style:style style:name="T22" style:family="text">
      <style:text-properties fo:font-variant="normal" fo:text-transform="none" fo:color="#0000ff"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0000ff"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24" style:family="text">
      <style:text-properties fo:font-variant="normal" fo:text-transform="none" fo:color="#0000ff" loext:opacity="100%" style:text-line-through-style="none" style:text-line-through-type="none" style:font-name="Arial1" fo:font-size="12pt" fo:font-style="normal" style:text-underline-style="solid" style:text-underline-width="auto" style:text-underline-color="font-color" fo:font-weight="normal" style:text-blinking="false"/>
    </style:style>
    <style:style style:name="T25" style:family="text">
      <style:text-properties fo:font-variant="normal" fo:text-transform="none" fo:color="#0000ff" loext:opacity="100%" style:text-line-through-style="none" style:text-line-through-type="none" style:font-name="Arial1" fo:font-size="12pt" fo:font-style="italic" style:text-underline-style="none" fo:font-weight="normal" style:text-blinking="false"/>
    </style:style>
    <style:style style:name="T26" style:family="text">
      <style:text-properties fo:font-variant="normal" fo:text-transform="none" fo:color="#0000ff" loext:opacity="100%" style:text-line-through-style="none" style:text-line-through-type="none" style:font-name="Arial1" fo:font-size="12pt" fo:font-style="italic" style:text-underline-style="none" fo:font-weight="normal" style:text-blinking="false" fo:background-color="#ffffff" loext:char-shading-value="0"/>
    </style:style>
    <style:style style:name="T27" style:family="text">
      <style:text-properties fo:font-variant="normal" fo:text-transform="none" fo:color="#0000ff" loext:opacity="100%" style:text-line-through-style="none" style:text-line-through-type="none" style:font-name="Arial1" fo:font-size="12pt" fo:font-style="italic" style:text-underline-style="none" fo:font-weight="normal" style:text-blinking="false" fo:background-color="#00ff00" loext:char-shading-value="0"/>
    </style:style>
    <style:style style:name="T28" style:family="text">
      <style:text-properties fo:font-variant="normal" fo:text-transform="none" fo:color="#0000ff" loext:opacity="100%" style:text-line-through-style="none" style:text-line-through-type="none" style:text-underline-style="none" style:text-blinking="false"/>
    </style:style>
    <style:style style:name="T29" style:family="text">
      <style:text-properties fo:font-variant="normal" fo:text-transform="none" fo:color="#0000ff" loext:opacity="100%" style:text-line-through-style="none" style:text-line-through-type="none" style:text-underline-style="none" style:text-blinking="false" fo:background-color="#ffffff" loext:char-shading-value="0"/>
    </style:style>
    <style:style style:name="T30" style:family="text">
      <style:text-properties fo:font-variant="normal" fo:text-transform="none" fo:color="#0000ff" loext:opacity="100%" style:text-line-through-style="none" style:text-line-through-type="none" style:text-underline-style="solid" style:text-underline-width="auto" style:text-underline-color="font-color" style:text-blinking="false"/>
    </style:style>
    <style:style style:name="T31" style:family="text">
      <style:text-properties fo:font-variant="normal" fo:text-transform="none" fo:color="#0000ff" loext:opacity="100%" style:text-line-through-style="none" style:text-line-through-type="none" style:text-underline-style="solid" style:text-underline-width="auto" style:text-underline-color="font-color" style:text-blinking="false" fo:background-color="#ffffff" loext:char-shading-value="0"/>
    </style:style>
    <style:style style:name="T32" style:family="text">
      <style:text-properties fo:font-variant="normal" fo:text-transform="none" fo:color="#0000ff" loext:opacity="100%" style:text-line-through-style="none" style:text-line-through-type="none" style:text-underline-style="solid" style:text-underline-width="auto" style:text-underline-color="font-color" style:text-blinking="false" fo:background-color="transparent" loext:char-shading-value="0"/>
    </style:style>
    <style:style style:name="T33" style:family="text">
      <style:text-properties fo:font-variant="normal" fo:text-transform="none" fo:color="#0000ff" loext:opacity="100%" style:text-line-through-style="none" style:text-line-through-type="none" style:text-underline-style="solid" style:text-underline-width="auto" style:text-underline-color="font-color" style:text-blinking="false" fo:background-color="transparent" loext:char-shading-value="0"/>
    </style:style>
    <style:style style:name="T34" style:family="text">
      <style:text-properties fo:font-variant="normal" fo:text-transform="none" fo:color="#333333" loext:opacity="100%" style:text-line-through-style="none" style:text-line-through-type="none" style:font-name="Arial1" fo:font-size="12pt" fo:font-style="normal" style:text-underline-style="none" fo:font-weight="normal" style:text-blinking="false"/>
    </style:style>
    <style:style style:name="T35" style:family="text">
      <style:text-properties fo:font-variant="normal" fo:text-transform="none" fo:color="#333333" loext:opacity="100%" style:text-line-through-style="none" style:text-line-through-type="none" style:font-name="Arial1" fo:font-size="12pt" fo:font-style="normal" style:text-underline-style="none" fo:font-weight="normal" style:text-blinking="false" fo:background-color="#ffffff" loext:char-shading-value="0"/>
    </style:style>
    <style:style style:name="T36" style:family="text">
      <style:text-properties fo:font-variant="normal" fo:text-transform="none" fo:color="#333333" loext:opacity="100%" style:text-line-through-style="none" style:text-line-through-type="none" style:font-name="Arial1" fo:font-size="12pt" fo:font-style="normal" style:text-underline-style="none" fo:font-weight="bold" style:text-blinking="false"/>
    </style:style>
    <style:style style:name="T37" style:family="text">
      <style:text-properties fo:font-variant="normal" fo:text-transform="none" fo:color="#333333" loext:opacity="100%" style:text-line-through-style="none" style:text-line-through-type="none" style:font-name="Arial1" fo:font-size="12pt" fo:font-style="normal" style:text-underline-style="none" fo:font-weight="bold" style:text-blinking="false" fo:background-color="#ffffff" loext:char-shading-value="0"/>
    </style:style>
    <style:style style:name="T38" style:family="text">
      <style:text-properties fo:font-variant="normal" fo:text-transform="none" fo:color="#222222" loext:opacity="100%" style:text-line-through-style="none" style:text-line-through-type="none" style:font-name="Arial1" fo:font-size="12pt" fo:font-style="normal" style:text-underline-style="none" fo:font-weight="bold" style:text-blinking="false"/>
    </style:style>
    <style:style style:name="T39" style:family="text">
      <style:text-properties fo:font-variant="normal" fo:text-transform="none" fo:color="#222222" loext:opacity="100%" style:text-line-through-style="none" style:text-line-through-type="none" style:font-name="Arial1" fo:font-size="12pt" fo:font-style="normal" style:text-underline-style="none" fo:font-weight="bold" style:text-blinking="false" fo:background-color="#ffffff" loext:char-shading-value="0"/>
    </style:style>
    <style:style style:name="T40" style:family="text">
      <style:text-properties fo:font-variant="normal" fo:text-transform="none" fo:color="#222222" loext:opacity="100%" style:text-line-through-style="none" style:text-line-through-type="none" style:font-name="Arial1" fo:font-size="12pt" fo:font-style="normal" style:text-underline-style="none" fo:font-weight="normal" style:text-blinking="false"/>
    </style:style>
    <style:style style:name="T41" style:family="text">
      <style:text-properties fo:font-variant="normal" fo:text-transform="none" fo:color="#222222" loext:opacity="100%" style:text-line-through-style="none" style:text-line-through-type="none" style:font-name="Arial1" fo:font-size="12pt" fo:font-style="normal" style:text-underline-style="none" fo:font-weight="normal" style:text-blinking="false" fo:background-color="#ffffff" loext:char-shading-value="0"/>
    </style:style>
    <style:style style:name="T42" style:family="text">
      <style:text-properties fo:font-variant="normal" fo:text-transform="none" fo:color="#222222" loext:opacity="100%" style:text-line-through-style="none" style:text-line-through-type="none" style:font-name="Arial1" fo:font-size="12pt" fo:font-style="normal" style:text-underline-style="none" fo:font-weight="normal" style:text-blinking="false" fo:background-color="transparent" loext:char-shading-value="0"/>
    </style:style>
    <style:style style:name="T43" style:family="text">
      <style:text-properties fo:font-variant="normal" fo:text-transform="none" fo:color="#222222" loext:opacity="100%" style:text-line-through-style="none" style:text-line-through-type="none" style:font-name="Arial1" fo:font-size="12pt" fo:font-style="normal" style:text-underline-style="none" fo:font-weight="normal" style:text-blinking="false" fo:background-color="transparent" loext:char-shading-value="0"/>
    </style:style>
    <style:style style:name="T44" style:family="text">
      <style:text-properties fo:font-variant="normal" fo:text-transform="none" fo:color="#222222" loext:opacity="100%" style:text-line-through-style="none" style:text-line-through-type="none" style:font-name="Arial1" fo:font-size="12pt" fo:font-style="italic" style:text-underline-style="none" fo:font-weight="normal" style:text-blinking="false"/>
    </style:style>
    <style:style style:name="T45" style:family="text">
      <style:text-properties fo:font-variant="normal" fo:text-transform="none" fo:color="#222222" loext:opacity="100%" style:text-line-through-style="none" style:text-line-through-type="none" style:font-name="Arial1" fo:font-size="12pt" fo:font-style="italic" style:text-underline-style="none" fo:font-weight="normal" style:text-blinking="false" fo:background-color="#ffffff" loext:char-shading-value="0"/>
    </style:style>
    <style:style style:name="T46" style:family="text">
      <style:text-properties fo:font-variant="normal" fo:text-transform="none" fo:color="#222222" loext:opacity="100%" style:text-line-through-style="none" style:text-line-through-type="none" style:font-name="Arial1" fo:font-size="12pt" fo:font-style="italic" style:text-underline-style="none" fo:font-weight="bold" style:text-blinking="false"/>
    </style:style>
    <style:style style:name="T47" style:family="text">
      <style:text-properties fo:font-variant="normal" fo:text-transform="none" fo:color="#222222" loext:opacity="100%" style:text-line-through-style="none" style:text-line-through-type="none" style:font-name="Arial1" fo:font-size="12pt" fo:font-style="italic" style:text-underline-style="none" fo:font-weight="bold" style:text-blinking="false" fo:background-color="#ffffff" loext:char-shading-value="0"/>
    </style:style>
    <style:style style:name="T48" style:family="text">
      <style:text-properties fo:font-variant="normal" fo:text-transform="none" fo:color="#222222" loext:opacity="100%" style:text-line-through-style="none" style:text-line-through-type="none" style:text-underline-style="none" style:text-blinking="false"/>
    </style:style>
    <style:style style:name="T49" style:family="text">
      <style:text-properties fo:font-variant="normal" fo:text-transform="none" fo:color="#222222" loext:opacity="100%" style:text-line-through-style="none" style:text-line-through-type="none" style:text-underline-style="none" style:text-blinking="false" fo:background-color="#ffffff" loext:char-shading-value="0"/>
    </style:style>
    <style:style style:name="T50" style:family="text">
      <style:text-properties fo:font-variant="normal" fo:text-transform="none" fo:color="#222222" loext:opacity="100%" style:text-line-through-style="none" style:text-line-through-type="none" style:text-underline-style="none" style:text-blinking="false" fo:background-color="transparent" loext:char-shading-value="0"/>
    </style:style>
    <style:style style:name="T51" style:family="text">
      <style:text-properties fo:font-variant="normal" fo:text-transform="none" fo:color="#222222" loext:opacity="100%" style:text-line-through-style="none" style:text-line-through-type="none" style:text-underline-style="none" style:text-blinking="false" fo:background-color="transparent" loext:char-shading-value="0"/>
    </style:style>
    <style:style style:name="T52" style:family="text">
      <style:text-properties fo:font-variant="normal" fo:text-transform="none" fo:color="#ff0000" loext:opacity="100%" style:text-line-through-style="none" style:text-line-through-type="none" style:font-name="Arial1" fo:font-size="12pt" fo:font-style="italic" style:text-underline-style="none" fo:font-weight="normal" style:text-blinking="false"/>
    </style:style>
    <style:style style:name="T53" style:family="text">
      <style:text-properties fo:font-variant="normal" fo:text-transform="none" fo:color="#ff0000" loext:opacity="100%" style:text-line-through-style="none" style:text-line-through-type="none" style:font-name="Arial1" fo:font-size="12pt" fo:font-style="italic" style:text-underline-style="none" fo:font-weight="normal" style:text-blinking="false" fo:background-color="#ffffff" loext:char-shading-value="0"/>
    </style:style>
    <style:style style:name="T54" style:family="text">
      <style:text-properties fo:font-variant="normal" fo:text-transform="none" fo:color="#ff0000" loext:opacity="100%" style:text-line-through-style="none" style:text-line-through-type="none" style:font-name="Arial1" fo:font-size="12pt" fo:font-style="normal" style:text-underline-style="none" fo:font-weight="normal" style:text-blinking="false"/>
    </style:style>
    <style:style style:name="T55" style:family="text">
      <style:text-properties fo:font-variant="normal" fo:text-transform="none" fo:color="#ff0000" loext:opacity="100%" style:text-line-through-style="none" style:text-line-through-type="none" style:font-name="Arial1" fo:font-size="12pt" fo:font-style="normal" style:text-underline-style="none" fo:font-weight="normal" style:text-blinking="false" fo:background-color="#ffffff" loext:char-shading-value="0"/>
    </style:style>
    <style:style style:name="T56" style:family="text">
      <style:text-properties fo:font-variant="normal" fo:text-transform="none" fo:color="#c9211e" loext:opacity="100%" style:text-line-through-style="none" style:text-line-through-type="none" style:text-underline-style="none" style:text-blinking="false"/>
    </style:style>
    <style:style style:name="T57" style:family="text">
      <style:text-properties fo:font-variant="normal" fo:text-transform="none" fo:color="#c9211e" loext:opacity="100%" style:text-line-through-style="none" style:text-line-through-type="none" style:text-underline-style="none" style:text-blinking="false" fo:background-color="#ffffff" loext:char-shading-value="0"/>
    </style:style>
    <style:style style:name="T58" style:family="text">
      <style:text-properties fo:font-variant="normal" fo:text-transform="none" fo:color="#c9211e" loext:opacity="100%" style:text-line-through-style="none" style:text-line-through-type="none" style:font-name="Arial1" fo:font-size="12pt" fo:font-style="italic" style:text-underline-style="none" fo:font-weight="normal" style:text-blinking="false"/>
    </style:style>
    <style:style style:name="T59" style:family="text">
      <style:text-properties fo:font-variant="normal" fo:text-transform="none" fo:color="#c9211e" loext:opacity="100%" style:text-line-through-style="none" style:text-line-through-type="none" style:font-name="Arial1" fo:font-size="12pt" fo:font-style="italic" style:text-underline-style="none" fo:font-weight="normal" style:text-blinking="false" fo:background-color="#ffffff" loext:char-shading-value="0"/>
    </style:style>
    <style:style style:name="T60" style:family="text">
      <style:text-properties fo:font-variant="normal" fo:text-transform="none" fo:color="#c9211e" loext:opacity="100%" style:text-line-through-style="none" style:text-line-through-type="none" style:font-name="Arial1" fo:font-size="12pt" fo:font-style="italic" style:text-underline-style="none" fo:font-weight="normal" style:text-blinking="false" fo:background-color="#00ff00" loext:char-shading-value="0"/>
    </style:style>
    <style:style style:name="T61" style:family="text">
      <style:text-properties fo:font-variant="normal" fo:text-transform="none" fo:color="#3465a4" loext:opacity="100%" style:text-line-through-style="none" style:text-line-through-type="none" style:font-name="Arial1" fo:font-size="12pt" fo:font-style="italic" style:text-underline-style="none" fo:font-weight="normal" style:text-blinking="false"/>
    </style:style>
    <style:style style:name="T62" style:family="text">
      <style:text-properties fo:font-variant="normal" fo:text-transform="none" fo:color="#3465a4" loext:opacity="100%" style:text-line-through-style="none" style:text-line-through-type="none" style:font-name="Arial1" fo:font-size="12pt" fo:font-style="italic" style:text-underline-style="none" fo:font-weight="normal" style:text-blinking="false" fo:background-color="#ffffff" loext:char-shading-value="0"/>
    </style:style>
    <style:style style:name="T63"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style:text-blinking="false"/>
    </style:style>
    <style:style style:name="T64"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style:text-blinking="false" fo:background-color="#ffffff" loext:char-shading-value="0"/>
    </style:style>
    <style:style style:name="T65"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66"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67" style:family="text">
      <style:text-properties fo:font-variant="normal" fo:text-transform="none" fo:color="#ff4000" loext:opacity="100%" style:text-line-through-style="none" style:text-line-through-type="none" style:text-underline-style="none" style:text-blinking="false"/>
    </style:style>
    <style:style style:name="T68" style:family="text">
      <style:text-properties fo:font-variant="normal" fo:text-transform="none" fo:color="#ff4000" loext:opacity="100%" style:text-line-through-style="none" style:text-line-through-type="none" style:text-underline-style="none" style:text-blinking="false" fo:background-color="#ffffff" loext:char-shading-value="0"/>
    </style:style>
    <style:style style:name="T69" style:family="text">
      <style:text-properties fo:font-variant="normal" fo:text-transform="none" style:text-line-through-style="none" style:text-line-through-type="none" fo:font-style="normal" style:text-underline-style="none" style:text-blinking="false"/>
    </style:style>
    <style:style style:name="T70" style:family="text">
      <style:text-properties fo:font-variant="normal" fo:text-transform="none" style:text-line-through-style="none" style:text-line-through-type="none" fo:font-style="normal" style:text-underline-style="none" fo:font-weight="normal" style:text-blinking="false"/>
    </style:style>
    <style:style style:name="T71" style:family="text">
      <style:text-properties fo:font-variant="normal" fo:text-transform="none" style:text-line-through-style="none" style:text-line-through-type="none" fo:font-style="normal" style:text-underline-style="none" fo:font-weight="normal" officeooo:rsid="0021d703" style:text-blinking="false"/>
    </style:style>
    <style:style style:name="T72" style:family="text">
      <style:text-properties style:font-name="Arial1" fo:font-size="12pt" fo:font-style="normal" fo:font-weight="normal"/>
    </style:style>
    <style:style style:name="T73" style:family="text">
      <style:text-properties style:text-line-through-style="none" style:text-line-through-type="none" style:text-underline-style="none" style:text-blinking="false"/>
    </style:style>
    <style:style style:name="T74" style:family="text">
      <style:text-properties style:text-line-through-style="none" style:text-line-through-type="none" style:text-underline-style="none" style:text-blinking="false" fo:background-color="#00ff00" loext:char-shading-value="0"/>
    </style:style>
    <style:style style:name="T75" style:family="text">
      <style:text-properties style:text-line-through-style="none" style:text-line-through-type="none" style:text-underline-style="none" officeooo:rsid="001dca11" style:text-blinking="false" fo:background-color="#00ff00" loext:char-shading-value="0"/>
    </style:style>
    <style:style style:name="T76" style:family="text">
      <style:text-properties style:text-line-through-style="none" style:text-line-through-type="none" style:text-underline-style="none" style:text-blinking="false" fo:background-color="#ffffff" loext:char-shading-value="0"/>
    </style:style>
    <style:style style:name="T77" style:family="text">
      <style:text-properties style:text-line-through-style="none" style:text-line-through-type="none" style:text-underline-style="none" officeooo:rsid="001dca11" style:text-blinking="false"/>
    </style:style>
    <style:style style:name="T78" style:family="text">
      <style:text-properties style:text-line-through-style="none" style:text-line-through-type="none" style:font-name="Arial" style:text-underline-style="none" style:text-blinking="false" fo:background-color="#00ff00" loext:char-shading-value="0" style:font-size-asian="12pt" style:font-size-complex="12pt"/>
    </style:style>
    <style:style style:name="T79" style:family="text">
      <style:text-properties style:text-line-through-style="none" style:text-line-through-type="none" style:font-name="Arial" style:text-underline-style="none" officeooo:rsid="001dca11" style:text-blinking="false" fo:background-color="#00ff00" loext:char-shading-value="0" style:font-size-asian="12pt" style:font-size-complex="12pt"/>
    </style:style>
    <style:style style:name="T80" style:family="text">
      <style:text-properties style:text-line-through-style="none" style:text-line-through-type="none" style:font-name="Arial" style:text-underline-style="none" officeooo:rsid="0026cc6b" style:text-blinking="false" fo:background-color="#00ff00" loext:char-shading-value="0" style:font-size-asian="12pt" style:font-size-complex="12pt"/>
    </style:style>
    <style:style style:name="T81" style:family="text">
      <style:text-properties style:text-line-through-style="none" style:text-line-through-type="none" style:font-name="Arial" style:text-underline-style="none" style:text-blinking="false" fo:background-color="#ffffff" loext:char-shading-value="0" style:font-size-asian="12pt" style:font-size-complex="12pt"/>
    </style:style>
    <style:style style:name="T82" style:family="text">
      <style:text-properties style:text-line-through-style="none" style:text-line-through-type="none" style:font-name="Arial" style:text-underline-style="none" style:text-blinking="false" style:font-size-asian="12pt" style:font-size-complex="12pt"/>
    </style:style>
    <style:style style:name="T83" style:family="text">
      <style:text-properties style:text-line-through-style="none" style:text-line-through-type="none" style:font-name="Arial" style:text-underline-style="none" officeooo:rsid="001dca11" style:text-blinking="false" style:font-size-asian="12pt" style:font-size-complex="12pt"/>
    </style:style>
    <style:style style:name="T84" style:family="text">
      <style:text-properties style:text-line-through-style="none" style:text-line-through-type="none" style:font-name="Arial" style:text-underline-style="none" officeooo:rsid="0026cc6b" style:text-blinking="false" style:font-size-asian="12pt" style:font-size-complex="12pt"/>
    </style:style>
    <style:style style:name="T85" style:family="text">
      <style:text-properties style:text-line-through-style="none" style:text-line-through-type="none" fo:letter-spacing="normal" style:text-underline-style="none" style:text-blinking="false" fo:background-color="#00ff00" loext:char-shading-value="0" style:font-size-asian="12pt" style:font-size-complex="12pt"/>
    </style:style>
    <style:style style:name="T86" style:family="text">
      <style:text-properties style:text-line-through-style="none" style:text-line-through-type="none" fo:letter-spacing="normal" style:text-underline-style="none" officeooo:rsid="001dca11" style:text-blinking="false" fo:background-color="#00ff00" loext:char-shading-value="0" style:font-size-asian="12pt" style:font-size-complex="12pt"/>
    </style:style>
    <style:style style:name="T87" style:family="text">
      <style:text-properties style:text-line-through-style="none" style:text-line-through-type="none" fo:letter-spacing="normal" style:text-underline-style="none" style:text-blinking="false" style:font-size-asian="12pt" style:font-size-complex="12pt"/>
    </style:style>
    <style:style style:name="T88" style:family="text">
      <style:text-properties style:text-line-through-style="none" style:text-line-through-type="none" fo:letter-spacing="normal" style:text-underline-style="none" officeooo:rsid="001dca11" style:text-blinking="false" style:font-size-asian="12pt" style:font-size-complex="12pt"/>
    </style:style>
    <style:style style:name="T89" style:family="text">
      <style:text-properties style:font-name="Arial"/>
    </style:style>
    <style:style style:name="T90" style:family="text">
      <style:text-properties style:font-name="Arial" fo:letter-spacing="normal" fo:background-color="#00ff00" loext:char-shading-value="0" style:font-size-asian="12pt" style:font-size-complex="12pt"/>
    </style:style>
    <style:style style:name="T91" style:family="text">
      <style:text-properties style:font-name="Arial" fo:letter-spacing="normal" officeooo:rsid="001dca11" fo:background-color="#00ff00" loext:char-shading-value="0" style:font-size-asian="12pt" style:font-size-complex="12pt"/>
    </style:style>
    <style:style style:name="T92" style:family="text">
      <style:text-properties style:font-name="Arial" fo:letter-spacing="normal" style:font-size-asian="12pt" style:font-size-complex="12pt"/>
    </style:style>
    <style:style style:name="T93" style:family="text">
      <style:text-properties style:font-name="Arial" fo:letter-spacing="normal" officeooo:rsid="001dca11" style:font-size-asian="12pt" style:font-size-complex="12pt"/>
    </style:style>
    <style:style style:name="T94" style:family="text">
      <style:text-properties style:font-name="Arial" officeooo:rsid="002518b9"/>
    </style:style>
    <style:style style:name="T95" style:family="text">
      <style:text-properties fo:background-color="#00ff00" loext:char-shading-value="0"/>
    </style:style>
    <style:style style:name="T96" style:family="text">
      <style:text-properties officeooo:rsid="002131bd" fo:background-color="#00ff00" loext:char-shading-value="0"/>
    </style:style>
    <style:style style:name="T97" style:family="text">
      <style:text-properties officeooo:rsid="00281e2c" fo:background-color="#00ff00" loext:char-shading-value="0"/>
    </style:style>
    <style:style style:name="T98" style:family="text">
      <style:text-properties officeooo:rsid="00281e2c"/>
    </style:style>
    <style:style style:name="T99" style:family="text">
      <style:text-properties officeooo:rsid="002131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ec90e134-7fff-e9c9-503e-2476a932a6fb"/>Заява про відкриття поточного рахунку та приєднання до Умов та Правил надання банківських послуг  "Конверт” </text:p>
      <text:p text:style-name="P5"> </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table-cell table:style-name="Таблиця1.A1" office:value-type="string">
            <text:p text:style-name="P17">1. Надавач платіжних послуг</text:p>
          </table:table-cell>
          <table:table-cell table:style-name="Таблиця1.A1" table:number-columns-spanned="3" office:value-type="string">
            <text:p text:style-name="P17">Акціонерне товариство комерційний банк “ПриватБанк” далі — Банк)</text:p>
          </table:table-cell>
          <table:covered-table-cell/>
          <table:covered-table-cell/>
        </table:table-row>
        <table:table-row>
          <table:table-cell table:style-name="Таблиця1.A1" office:value-type="string">
            <text:p text:style-name="P17">2. Опис фінансової послуги</text:p>
          </table:table-cell>
          <table:table-cell table:style-name="Таблиця1.A1" table:number-columns-spanned="3" office:value-type="string">
            <text:p text:style-name="P39"><text:span text:style-name="T1">Відкриття та обслуговування поточного рахунку, емісія та обслуговування платіжної картки</text:span></text:p>
          </table:table-cell>
          <table:covered-table-cell/>
          <table:covered-table-cell/>
        </table:table-row>
        <table:table-row>
          <table:table-cell table:style-name="Таблиця1.A1" office:value-type="string">
            <text:p text:style-name="P18">3. Користувач (далі -  Клієнт або Користувач):</text:p>
            <text:p text:style-name="P19"/>
          </table:table-cell>
          <table:table-cell table:style-name="Таблиця1.A1" table:number-columns-spanned="3" office:value-type="string">
            <text:p text:style-name="P14">% Зазначаються прізвище, власне ім'я, по батькові (за наявності) користувача, що відповідають прізвищу, власному імені, по батькові користувача, які містяться в паспорті (або іншому документі, що посвідчує особу та відповідно до законодавства України може бути використаним на території України для укладання правочинів)%</text:p>
          </table:table-cell>
          <table:covered-table-cell/>
          <table:covered-table-cell/>
        </table:table-row>
        <table:table-row>
          <table:table-cell table:style-name="Таблиця1.A1" office:value-type="string">
            <text:p text:style-name="P17">4. Код Користувача</text:p>
          </table:table-cell>
          <table:table-cell table:style-name="Таблиця1.A1" table:number-columns-spanned="3" office:value-type="string">
            <text:p text:style-name="P15">% заповнюється, якщо є</text:p>
          </table:table-cell>
          <table:covered-table-cell/>
          <table:covered-table-cell/>
        </table:table-row>
        <table:table-row>
          <table:table-cell table:style-name="Таблиця1.A1" office:value-type="string">
            <text:p text:style-name="P17">5. Валюта:</text:p>
          </table:table-cell>
          <table:table-cell table:style-name="Таблиця1.A1" table:number-columns-spanned="3" office:value-type="string">
            <text:p text:style-name="P15">% Вибір валюти з переліку UAH, USD, EUR%</text:p>
          </table:table-cell>
          <table:covered-table-cell/>
          <table:covered-table-cell/>
        </table:table-row>
        <table:table-row>
          <table:table-cell table:style-name="Таблиця1.A1" table:number-columns-spanned="4" office:value-type="string">
            <text:p text:style-name="P2"><text:span text:style-name="T5">6. Підписанням цієї Заяви (далі - Заява про приєднання) </text:span><text:span text:style-name="T17"> </text:span><text:span text:style-name="T5">на підставі статті 634 Цивільного кодексу України Клієнт приєднується до розділів “Загальні положення” та підрозділів  “Конверт”, “Використання картки”, “Віддалені канали обслуговування”, "</text:span><text:a xlink:type="simple" xlink:href="https://conditions-and-rules.privatbank.ua/main/view-content-133/?lang=uk" text:style-name="Internet_20_link" text:visited-style-name="Visited_20_Internet_20_Link"><text:span text:style-name="T23">Система переказів PrivatMoney</text:span></text:a><text:span text:style-name="T5">", “Операції у відділеннях (умови та правила проведення операцій у відділеннях Банку)”, “</text:span><text:a xlink:type="simple" xlink:href="https://conditions-and-rules.privatbank.ua/main/view-content-489/?lang=uk" text:style-name="Internet_20_link" text:visited-style-name="Visited_20_Internet_20_Link"><text:span text:style-name="T23">Сервіс “BankID”</text:span></text:a><text:span text:style-name="T17">”</text:span><text:span text:style-name="T5">, “Автоплатежі”</text:span><text:span text:style-name="T17">   </text:span><text:span text:style-name="T5">Умов та Правил надання банківських послуг акціонерного товариства комерційного банку “ПриватБанк” (далі — Умови та Правила), що </text:span><text:soft-page-break/><text:span text:style-name="T5">розміщені в мережі Інтернет за адресою https://privatbank.ua/terms, в редакції, чинній на дату підписання цієї Заяви, які разом становлять Договір банківського рахунка (далі — Договір), приймає всі права та обов'язки, встановлені в цьому Договорі та зобов'язується їх належним чином виконувати.</text:span></text:p>
          </table:table-cell>
          <table:covered-table-cell/>
          <table:covered-table-cell/>
          <table:covered-table-cell/>
        </table:table-row>
        <table:table-row>
          <table:table-cell table:style-name="Таблиця1.A1" table:number-columns-spanned="4" office:value-type="string">
            <text:p text:style-name="P40"><text:span text:style-name="T7">7.</text:span><text:span text:style-name="T12"> </text:span><text:span text:style-name="T7">Предмет Договору</text:span></text:p>
            <text:p text:style-name="P18">Банк зобов'язується відкрити Клієнту Поточний рахунок та емітувати картку  “Конверт” (далі - Платіжна картка) для зберігання коштів та здійснення платіжних операцій в готівковій та безготівковій формі, а також здійснювати обслуговування Поточного рахунку в порядку та на умовах, визначених законодавством та цим Договором.</text:p>
            <text:p text:style-name="P31"><text:span text:style-name="T73">Сторони узгодили, що картка “Конверт” емітується за наявності у Клієнта діючої Картки для виплат у тій самій валюті, в якій емітується картка “Конверт” (UAH, USD, EUR), та/або Картки Універсальна(UAH)/Універсальна Gold (UAH, USD, EUR </text:span><text:span text:style-name="T77">та/аб</text:span><text:span text:style-name="T83">о </text:span><text:span text:style-name="T92">Платіж</text:span><text:span text:style-name="T93">ної</text:span><text:span text:style-name="T92"> картк</text:span><text:span text:style-name="T93">и</text:span><text:span text:style-name="T92"> “Юніор” </text:span><text:span text:style-name="T93">(</text:span><text:span text:style-name="T87">UAH</text:span><text:span text:style-name="T88">)</text:span><text:span text:style-name="T82">.</text:span></text:p>
            <text:p text:style-name="P40"><text:span text:style-name="T7">Рахунок:</text:span><text:span text:style-name="T12"> </text:span><text:span text:style-name="T1">поточний</text:span></text:p>
            <text:p text:style-name="P40"><text:span text:style-name="T7">Ціль відкриття рахунка:</text:span><text:span text:style-name="T12"> </text:span><text:span text:style-name="T1">власні потреби.</text:span></text:p>
            <text:p text:style-name="P40"><text:span text:style-name="T7">Додаткова інформація: </text:span><text:span text:style-name="T1">Клієнт повідомлений про те, що цей рахунок забороняється використовувати для проведення операцій, пов'язаних зі здійсненням підприємницької та незалежної професійної діяльності.</text:span></text:p>
            <text:p text:style-name="P18">Письмові розпорядження підписуватимуться Клієнтом або уповноваженою  особою за довіреністю.</text:p>
            <text:p text:style-name="P17"><text:soft-page-break/>У разі зміни повноважень особи на право розпоряджатися рахунком Клієнт зобов'язаний негайно повідомити про це Банк в письмовій формі.</text:p>
          </table:table-cell>
          <table:covered-table-cell/>
          <table:covered-table-cell/>
          <table:covered-table-cell/>
        </table:table-row>
        <table:table-row>
          <table:table-cell table:style-name="Таблиця1.A8" table:number-columns-spanned="4" office:value-type="string">
            <text:p text:style-name="P25">8. Інші істотні умови</text:p>
            <text:p text:style-name="P18">8.1. Банк надає Клієнту Платіжну картку у Системі “Приват24”. Випуск картки не тарифікується.</text:p>
            <text:p text:style-name="P18">8.2. Клієнт має право використовувати Платіжну картку за дебетною схемою.</text:p>
            <text:p text:style-name="P18">8.3. Строки виконання операцій із використанням Платіжної картки, в т.ч. максимальний строк виконання операцій, встановлюються правилами платіжних систем, але не можуть перевищувати строків, визначених Законом України “Про платіжні послуги”.</text:p>
            <text:p text:style-name="P40"><text:span text:style-name="T34">8.4. </text:span><text:span text:style-name="T1">Гарантійне забезпечення та/або незнижуваний залишок коштів  на рахунку не вимагається.</text:span></text:p>
            <text:p text:style-name="P18">8.5. Підписанням цієї Заяви Клієнт надає дозвіл Банку на розкриття інформації, що становить банківську таємницю (далі-Дозвіл) щодо операцій по Платіжній  картці третім особам, яким Клієнт надсилає реквізити Платіжної картки для здійснення переказу коштів в готівковій/безготівковій формі, а саме інформації про:</text:p>
            <text:p text:style-name="P18">-загальний баланс Платіжної картки;</text:p>
            <text:p text:style-name="P18">-ім’я та скорочене прізвище/прізвище та скорочене ім’я осіб, які здійснили переказ коштів на Платіжну картку;</text:p>
            <text:p text:style-name="P18">-суми поповнення Платіжної картки;</text:p>
            <text:p text:style-name="P18"><text:soft-page-break/>-суми витрат по Платіжній картки.</text:p>
            <text:p text:style-name="P18">Сторони дійшли згоди, що Клієнт у Системі “Приват24” визначає осіб, яким Банк відповідно до наданого Дозволу має право розкривати таку інформацію у обсязі, визначеному у цій Заяві. При визначенні таких осіб та натисканні відповідної кнопки, Клієнт підтверджує Дозвіл, обраним особам.</text:p>
            <text:p text:style-name="P18">Клієнт приймає на себе всі ризики та несе самостійно всю відповідальність щодо подальшого використання чи поширення інформації, яка становить банківську таємницю, зазначеними особами.</text:p>
            <text:p text:style-name="P18">Цей Дозвіл не скасовує підстав розкриття Банком банківської таємниці та/або іншої інформації з обмеженим доступом щодо Клієнта, які визначені укладеними між Банком та Клієнтом договорами або дозволами Клієнта (у т.ч. тими, що будуть укладені або надані у майбутньому), та у будь-який час розглядатиметься як такий, що містить додаткові підстави для розкриття Банком банківської таємниці та, іншої інформації з обмеженим доступом. Так само пізніше укладені між Банком та Клієнтом договори або надані Клієнтом дозволи, що міститимуть умови розкриття банківської таємниці та, іншої інформації з обмеженим доступом, не будуть розглядатися як такі, що відкликають цей Дозвіл, крім випадку, якщо вони міститимуть пряму вказівку на таке відкликання.</text:p>
            <text:p text:style-name="P18">8.6. На залишок коштів по Платіжній картці може нараховуватись відсотки на умовах та в розмірі встановлених у Тарифах.</text:p>
            <text:p text:style-name="P40"><text:span text:style-name="T7">8.7. Виконання платіжних операцій та порядок розрахунків</text:span></text:p>
            <text:p text:style-name="P40"><text:span text:style-name="T1">8.7.1. Клієнт має право виконувати платіжні операції з переказу коштів в готівковій/безготівковій формі на Платіжну картку, переказ коштів з Платіжної картки в безготівковій формі, здійснювати інші банківські операції, не заборонені законодавством, Правилами Міжнародних платіжних систем та цим Договором.</text:span></text:p>
            <text:p text:style-name="P18"><text:soft-page-break/>Зняття готівки з картки “Конверт”  не здійснюється.</text:p>
            <text:p text:style-name="P40"><text:span text:style-name="T1">8.7.2. За платіжними операціями можуть діяти ліміти та/або обмеження, встановлені чинним законодавством.</text:span></text:p>
            <text:p text:style-name="P40"><text:span text:style-name="T1">8.7.3. Клієнт має право оформити платіжну інструкцію в електронній або паперовій формі залежно від каналу її надання в Банк. Платіжна інструкція містить обов'язкові реквізити, визначені законодавством.</text:span></text:p>
            <text:p text:style-name="P20">8.7.4. Сторони узгодили, що підписуючи цей Договір, Клієнт надає Банку згоду на виконання кредитових та дебетових переказів шляхом виконання Банком відповідних платіжних інструкцій на умовах, визначених цим Договором.</text:p>
            <text:p text:style-name="P20">8.7.5. По дебетовим переказам згода Клієнта на виконання Банком платіжних операцій, пов’язаних між собою спільними ознаками, зі сплати комісійної винагороди за послуги Банку, виконання зобов'язань з погашення кредиту, сплати процентів за його використання, неустойки та інших платежів, що підлягають сплаті на користь Банку, надається шляхом підписання цього Договору та у подальшому не потребує  надання згоди на проведення таких операцій.  Всі подальші платежі за такими переказами є акцептованими.</text:p>
            <text:p text:style-name="P20">Сплата Клієнтом комісійної винагороди Банку за цим Договором здійснюється шляхом ініціювання Банком дебетового переказу.</text:p>
            <text:p text:style-name="P20">Підписанням цієї Заяви про приєднання Клієнт надає свою згоду на проведення Банком дебетового переказу по сплаті комісійної винагороди Банку з усіх поточних рахунків Клієнта, відкритих в Банку, а також тих, що будуть відкриті в майбутньому, в національній валюті України та/або в іноземній  валюті у розмірі, еквівалентному сумі винагороди, відповідно до тарифів та термінів, визначених цим Договором, протягом строку його дії.</text:p>
            <text:p text:style-name="P3"><text:span text:style-name="T5">Конвертація іноземної валюти здійснюється за комерційним  курсом Банку для карток на момент валютування. Курс валют  для карток оприлюднюється на сайті Банку</text:span><text:a xlink:type="simple" xlink:href="https://privatbank.ua/" text:style-name="Internet_20_link" text:visited-style-name="Visited_20_Internet_20_Link"><text:span text:style-name="T33"> </text:span></text:a><text:a xlink:type="simple" xlink:href="https://privatbank.ua/" text:style-name="Internet_20_link" text:visited-style-name="Visited_20_Internet_20_Link"><text:span text:style-name="T23">https://privatbank.ua/</text:span></text:a><text:span text:style-name="T5">.</text:span></text:p>
            <text:p text:style-name="P20">Для здійснення дебетового переказу за рахунок коштів, що розміщені на вкладному <text:soft-page-break/>рахунку Клієнта, Банк має право в односторонньому порядку достроково розірвати договір  вкладу шляхом письмового повідомлення Клієнта із зазначенням дати розірвання  договору вкладу.</text:p>
            <text:p text:style-name="P20">Дебетовий переказ на сплату винагороди Банку здійснюється як за рахунок власних коштів Клієнта, так і за рахунок кредитних коштів Банка.</text:p>
            <text:p text:style-name="P20">8.7.6. По кредитовим переказам за “Автоплатежами” згода Клієнта на виконання платіжних операцій, пов’язаних між собою спільними ознаками, надається шляхом заповнення та підписання Клієнтом відповідної форми про встановлення такого платежу у Системі "Приват24"/Системі "Приват24 для бізнесу", ТСО або у відділенні Банку та у подальшому виконання Банком таких платіжних операцій не потребує  надання повторної згоди на їх проведення.  Всі подальші  "Автоплатежі" є акцептованими.</text:p>
            <text:p text:style-name="P20">Клієнт уповноважує Банк в подальшому підписувати платіжні інструкції на "Автоплатежі" від імені платника (Клієнта), якщо інше прямо не передбачено умовами договору, укладеного з Банком.</text:p>
            <text:p text:style-name="P20">8.7.7. Сторони узгодили, що виконання Клієнтом зобов'язань з погашення кредиту, сплати процентів за його використання, комісійних винагород, неустойки та інших платежів, що підлягають сплаті на користь Банку за будь-яким договором, в т.ч. кредитним, укладеним між Клієнтом та Банком, може  здійснюватися шляхом ініціювання Банком дебетового переказу  з усіх поточних рахунків Клієнта  в терміни та в межах сум, що підлягають сплаті Банку за таким договором (договорами) та/або  у разі прострочення таких платежів.</text:p>
            <text:p text:style-name="P29"> <text:span text:style-name="T72">Підписанням цього Договору, Клієнт надає свою згоду на проведення  Банком  дебетових  переказів зі сплати вказаних вище платежів  з усіх поточних рахунків Клієнта, відкритих в Банку, а також тих, що будуть відкриті в майбутньому, у валюті Кредиту для виконання зобов'язань з погашення кредиту, сплати процентів за його використання, комісійних винагород, неустойки та інших платежів передбачених Договором, в межах сум, що підлягають сплаті Банку за таким договором (договорами).</text:span></text:p>
            <text:p text:style-name="P20">У разі недостатності або відсутності у Клієнта коштів в національній валюті України для погашення заборгованості за кредитом у національній валюті України та/або <text:soft-page-break/>процентів за користування ним, та/або винагород, та/або неустойки, Клієнт цим підтверджує свою згоду на проведення Банком  дебетових переказів коштів в іноземній валюті з усіх поточних  рахунків Клієнта в розмірі, еквівалентному сумі заборгованості в національній валюті України на дату погашення по курсу НБУ.</text:p>
            <text:p text:style-name="P20">Для здійснення дебетового переказу за рахунок коштів, що розміщені на вкладному рахунку Клієнта Банк має право в односторонньому порядку достроково розірвати договір вкладу шляхом письмового повідомлення Клієнта із зазначенням дати розірвання  договору вкладу.</text:p>
            <text:p text:style-name="P20">Дебетовий переказ на сплату платежу з погашення кредиту, сплати процентів за його використання, комісійних винагород, неустойки та інших платежів здійснюється як за рахунок власних коштів Клієнта, так і за рахунок кредитних коштів Банка.</text:p>
            <text:p text:style-name="P20">8.7.8. Сторони узгодили, що згода, надана в цьому Договорі,  містить точну суму платіжної операції, що дорівнює сумам:</text:p>
            <text:p text:style-name="P20">- заборгованості Клієнта перед Банком (комісійної винагороди тощо), визначеної тарифами Банку, та договорами, укладеними з Клієнтом, та платіжною інструкцією на дату виконання платіжної операції;</text:p>
            <text:p text:style-name="P18">- сумі, зазначеній у першій платіжній інструкції на “Автоплатежі”, (у разі зміни цієї суми Банк ініціює отримання нової згоди на виконання платіжної операції шляхом формування платіжної інструкції у Системі “Приват24”/Системі “Приват24 для бізнесу” та подання Клієнту на підпис) та платіжній інструкції на дату виконання платіжної операції;</text:p>
            <text:p text:style-name="P18">- сумі сплати заборгованості по кредиту та/або по  процентам/сумі інших зобов’язань,  визначених у тарифах Банку, та договорами, укладеними з Клієнтом та платіжною інструкцією на дату виконання платіжної операції.</text:p>
            <text:p text:style-name="P26">9. Форма та порядок надання розпорядження Клієнта про відкликання згоди на виконання платіжної операції</text:p>
            <text:p text:style-name="P26">Згода на виконання платіжної операції (операцій, пов’язаних між собою спільними ознаками) може бути відкликана Клієнтом у будь-який час, але не пізніше настання моменту безвідкличності платіжної інструкції відповідно до <text:soft-page-break/>Закону України «Про платіжні послуги», шляхом направлення Клієнтом письмового розпорядження про відкликання згоди на виконання платіжної операції визнаною в Україні кур'єрською службою (цінним листом з описом вкладеного) або вручатися особисто на адресу, зазначену у підрозділі 1.1.2. “Права та обов'язки Клієнта” цих Умов та Правил, згідно наступної форми:</text:p>
            <text:p text:style-name="P33">Розпорядження</text:p>
            <text:p text:style-name="P33">платника про відкликання згоди на виконання платіжної операції</text:p>
            <text:p text:style-name="P41"><text:span text:style-name="T38">Клієнт (платник):</text:span><text:span text:style-name="T48"> </text:span><text:span text:style-name="T40">________(</text:span><text:span text:style-name="T52">ПІБ/Найменування</text:span><text:span text:style-name="T54">)</text:span></text:p>
            <text:p text:style-name="P41"><text:span text:style-name="T38">РНОКПП/Ідентифікаційний код/код ЄДРПОУ Клієнта (платника):</text:span><text:span text:style-name="T40">_____________</text:span></text:p>
            <text:p text:style-name="P34">Номер рахунку Клієнта (платника) ______________________</text:p>
            <text:p text:style-name="P41"><text:span text:style-name="T44">Цим Розпорядженням Клієнт відкликає надану Банку згоду на виконання платіжної операції, по рахунку №__________________(</text:span><text:span text:style-name="T52">вказати реквізити рахунку</text:span><text:span text:style-name="T44">), що ініційована згідно договору №___ від ____________ (</text:span><text:span text:style-name="T52">вказати реквізити договору</text:span><text:span text:style-name="T44">), укладеного між Банком та Клієнтом, за яким дата та сума ініціювання платежу/ першого платежу для операцій, пов'язаних між собою спільними ознаками, _________________  (</text:span><text:span text:style-name="T52">вказати дату та суму ініціювання першого платежу</text:span><text:span text:style-name="T44">)</text:span></text:p>
            <text:p text:style-name="P41"><text:span text:style-name="T40">__________(</text:span><text:span text:style-name="T52">дата</text:span><text:span text:style-name="T40">)                           _______________ (</text:span><text:span text:style-name="T52">підпис уповноваженої особи Клієнта та печатка за наявності</text:span><text:span text:style-name="T40">)</text:span></text:p>
            <text:p text:style-name="P41"><text:span text:style-name="T48"> </text:span><text:span text:style-name="T46">* Всі реквізити Розпорядження підлягають обов'язковому заповненню.</text:span></text:p>
            <text:p text:style-name="P39"><text:span text:style-name="T56"> </text:span><text:span text:style-name="T36">10. Види грошових зобов’язань за Договором</text:span></text:p>
          </table:table-cell>
          <table:covered-table-cell/>
          <table:covered-table-cell/>
          <table:covered-table-cell/>
        </table:table-row>
        <table:table-row>
          <table:table-cell table:style-name="Таблиця1.A1" table:number-columns-spanned="2" office:value-type="string">
            <text:p text:style-name="P28">Найменування виду грошового зобов'язання</text:p>
          </table:table-cell>
          <table:covered-table-cell/>
          <table:table-cell table:style-name="Таблиця1.A1" office:value-type="string">
            <text:p text:style-name="P28">База для розрахунку</text:p>
          </table:table-cell>
          <table:table-cell table:style-name="Таблиця1.A1" office:value-type="string">
            <text:p text:style-name="P28">Порядок обчислення</text:p>
          </table:table-cell>
        </table:table-row>
        <table:table-row>
          <table:table-cell table:style-name="Таблиця1.A1" table:number-columns-spanned="2" office:value-type="string">
            <text:p text:style-name="P17">Комісії за відкриття та ведення поточних рахунків</text:p>
          </table:table-cell>
          <table:covered-table-cell/>
          <table:table-cell table:style-name="Таблиця1.A1" office:value-type="string">
            <text:p text:style-name="P17">Фіксована сума</text:p>
          </table:table-cell>
          <table:table-cell table:style-name="Таблиця1.A1" office:value-type="string">
            <text:p text:style-name="P39"><text:span text:style-name="T1">Сплата фіксованої суми за надання послуги Банку.<text:line-break/>В залежності виду послуги передбачено: разова сплата фіксованої суми чи сплата </text:span><text:soft-page-break/><text:span text:style-name="T1">фіксованої суми щомісяця</text:span></text:p>
          </table:table-cell>
        </table:table-row>
        <table:table-row>
          <table:table-cell table:style-name="Таблиця1.A1" table:number-columns-spanned="2" office:value-type="string">
            <text:p text:style-name="P17">Проценти за несанкціонований овердрафт, у тому числі у разі непогашення несанкціонованого овердрафту</text:p>
          </table:table-cell>
          <table:covered-table-cell/>
          <table:table-cell table:style-name="Таблиця1.A1" office:value-type="string">
            <text:p text:style-name="P17">Сума поточної заборгованості за овердрафтом</text:p>
          </table:table-cell>
          <table:table-cell table:style-name="Таблиця1.A1" office:value-type="string">
            <text:p text:style-name="P17">Нарахування процентів проводяться щоденно на суму поточної заборгованості за кожен день з розрахунку 365/366 днів (фактична кількість днів) у році Сума нарахувань за день дорівнює сумі поточної заборгованості, помноженої на річну процентну ставку, а потім поділеної на 365 (366) (фактичну кількість днів у році)</text:p>
          </table:table-cell>
        </table:table-row>
        <table:table-row>
          <table:table-cell table:style-name="Таблиця1.A1" table:number-columns-spanned="2" office:value-type="string">
            <text:p text:style-name="P17">Проценти за непогашення несанкціонованого овердрафту до останнього числа місяця, наступного за місяцем, у якому виник несанкціонований овердрафт (відповідно до ч.2 ст. 625 Цивільного кодексу України)</text:p>
          </table:table-cell>
          <table:covered-table-cell/>
          <table:table-cell table:style-name="Таблиця1.A1" office:value-type="string">
            <text:p text:style-name="P17">Сума поточної заборгованості за овердрафтом</text:p>
          </table:table-cell>
          <table:table-cell table:style-name="Таблиця1.A1" office:value-type="string">
            <text:p text:style-name="P17">Нарахування процентів проводяться щоденно на суму не повернутого в строк несанкціонованого овердрафту за кожен день з розрахунку 365/366 днів (фактична кількість днів) у році Сума нарахувань за день дорівнює сумі не повернутого в строк несанкціонованого овердрафту, помноженої на річну процентну ставку, а потім поділеної на 365/366 (фактичну кількість днів у році)</text:p>
          </table:table-cell>
        </table:table-row>
        <table:table-row>
          <table:table-cell table:style-name="Таблиця1.A1" table:number-columns-spanned="2" office:value-type="string">
            <text:p text:style-name="P17">Комісія за проведення <text:soft-page-break/>платіжної операції</text:p>
          </table:table-cell>
          <table:covered-table-cell/>
          <table:table-cell table:style-name="Таблиця1.A1" office:value-type="string">
            <text:p text:style-name="P17">Сума платіжної <text:soft-page-break/>операції</text:p>
          </table:table-cell>
          <table:table-cell table:style-name="Таблиця1.A1" office:value-type="string">
            <text:p text:style-name="P17">Сума платіжної операції, <text:soft-page-break/>помножена на %, що відповідає тарифу за 1 операцію</text:p>
          </table:table-cell>
        </table:table-row>
        <table:table-row>
          <table:table-cell table:style-name="Таблиця1.A1" table:number-columns-spanned="4" office:value-type="string">
            <text:p text:style-name="P40"><text:span text:style-name="T1">11. Тарифи (</text:span><text:span text:style-name="T34">комісії та інші платежі за надання та користування платіжними послугами; проценти, комісії та інші обов’язкові платежі), чинні на момент укладення цього Договору, містяться у</text:span><text:span text:style-name="T12"> </text:span><text:span text:style-name="T1">мережі інтернет за посиланням https://privatbank.ua/terms.</text:span></text:p>
            <text:p text:style-name="P18">Протягом строку дії Договору істотні умови, в т.ч. тарифи, комісійні  винагороди та інші збори за цим Договором можуть бути змінені в порядку,  визначеному Договором.</text:p>
            <text:p text:style-name="P40"><text:span text:style-name="T7">12. Сторони узгодили, що у разі виникнення на рахунку Несанкціонованого овердрафту, що є перевищенням суми операції, здійсненої за рахунком, над сумою встановленого Банком кредитного ліміту, що обумовлений Договором між Банком та Клієнтом, а якщо такого встановленого кредитного ліміту немає – над залишком власних коштів Клієнта на рахунку,  і не є прогнозованим за розміром та часом виникнення, терміном повернення суми Несанкціонованого овердрафту є останнє число місяця, наступного за місяцем, в якому виник Несанкціонований овердрафт. При цьому за користування Несанкціонованим овердрафтом Клієнт зобов'язаний сплатити Банку проценти у розмірі 3,6 %</text:span><text:span text:style-name="T12"> </text:span><text:span text:style-name="T7">на місяць від розміру Несанкціонованого овердрафту.</text:span></text:p>
            <text:p text:style-name="P39"><text:span text:style-name="T7">В разі непогашення Клієнтом Несанкціонованого овердрафту в термін, визначений абз.1 цього пункту, Клієнт зобов'язаний сплатити на користь Банку заборгованість за Несанкціонованим овердрафтом та проценти за його користування, а також проценти від суми неповернутого в строк Несанкціонованого овердрафту, які у відповідності до ч.2 ст.625 Цивільного кодексу України встановлюються за домовленістю Сторін у процентах від </text:span><text:soft-page-break/><text:span text:style-name="T7">простроченої суми заборгованості (суми неповернутого в строк Несанкціонованого овердрафту та прострочених до сплати процентів за користування Несанкціонованим овердрафтом) в розмірі 86,4 % річних.</text:span></text:p>
          </table:table-cell>
          <table:covered-table-cell/>
          <table:covered-table-cell/>
          <table:covered-table-cell/>
        </table:table-row>
        <table:table-row>
          <table:table-cell table:style-name="Таблиця1.A1" office:value-type="string">
            <text:p text:style-name="P17">13. Адреса Користувача</text:p>
          </table:table-cell>
          <table:table-cell table:style-name="Таблиця1.A1" table:number-columns-spanned="3" office:value-type="string">
            <text:p text:style-name="P40"><text:span text:style-name="T25">% </text:span><text:span text:style-name="T61">Зазначається адреса користувача для листування</text:span><text:span text:style-name="T28"> </text:span><text:span text:style-name="T25">%</text:span></text:p>
            <text:p text:style-name="P36">Користувач повинен письмово повідомити Надавача платіжних послуг про зміну адреси</text:p>
          </table:table-cell>
          <table:covered-table-cell/>
          <table:covered-table-cell/>
        </table:table-row>
        <table:table-row>
          <table:table-cell table:style-name="Таблиця1.A1" table:number-columns-spanned="4" office:value-type="string">
            <text:p text:style-name="P21">14. У разі зміни номеру телефона Клієнт зобов'язаний повідомити про це Банк в день настання таких змін.</text:p>
            <text:p text:style-name="P35">У разі зміни паспортних даних, адреси реєстрації/ місцезнаходження/місця проживання, адреси фактичного проживання, Клієнт зобов'язаний повідомити про це Банк у 10-ти денний строк з дня настання таких змін.</text:p>
          </table:table-cell>
          <table:covered-table-cell/>
          <table:covered-table-cell/>
          <table:covered-table-cell/>
        </table:table-row>
        <table:table-row>
          <table:table-cell table:style-name="Таблиця1.A1" table:number-columns-spanned="4" office:value-type="string">
            <text:p text:style-name="P18">15. Сторони узгодили  для цілей інформування  Клієнта під час виконання платіжних операцій  вважати реєстрацію та створення акаунта Клієнтом в Системі “Приват24” наданням Клієнтом інформації для здійснення контактів із ним.</text:p>
            <text:p text:style-name="P40"><text:span text:style-name="T1">Банк зобов'язаний надавати Клієнту інформацію про кожну виконану платіжну операцію за його рахунком в Системі “Приват24” в будь-який час цілодобово.</text:span><text:span text:style-name="T12"> </text:span><text:span text:style-name="T1">Надання такої інформації не тарифікується.</text:span></text:p>
            <text:p text:style-name="P37">Відсутність зареєстрованого акаунта Клієнта у Системі "Приват24" Сторони узгодили вважати відмовою Клієнта від отримання повідомлень Банку про кожну здійснену операцію. При цьому Клієнт має право на умовах, визначених підрозділом 2.1.4. «Використання картки” Умов та Правил,  обрати інший канал інформування про здійснені операції, в т.ч. зі стягненням Банком плати за таке <text:soft-page-break/>інформування.</text:p>
            <text:p text:style-name="P20">Додаткові обов'язки Банку щодо інформування про платіжні операції визначені підрозділом “1.1.3. Права та обов'язки Банку “ Умов та Правил.</text:p>
            <text:p text:style-name="P40"><text:span text:style-name="T1">16. Банк зобов'язаний надавати Клієнту </text:span><text:span text:style-name="T34">виписку за рахунком в електронній формі за будь-який період </text:span><text:span text:style-name="T1">в Системі “Приват24” в будь-який час цілодобово. Надання виписки в Системі "Приват24" не тарифікується.</text:span></text:p>
            <text:p text:style-name="P20">Клієнт має право звернутися до відділення Банку для отримання у паперовій формі довідки про стан заборгованості за рахунком, виписки за рахунком за будь-який період. Вартість таких послуг визначено Тарифами Банку.</text:p>
            <text:p text:style-name="P40"><text:span text:style-name="T1">17. Загальні умови обслуговування Платіжних карток; платіжні та інші операції, які Клієнт має право здійснювати з використанням Платіжної картки; порядок визначення курсу перерахунку іноземної валюти, що застосовується Банком під час використання Клієнтом Платіжної картки; порядок забезпечення Банком та Клієнтом заходів безпеки під час користування Платіжної картки; порядок зупинення або припинення платіжних операцій, здійснених з використанням Платіжної картки; процедура  взаємодії з Клієнтом на випадок шахрайства (підозри шахрайства) або загрози безпеці виконання операції з Платіжною карткою; процедура взаємодії між Банком та Клієнтом у разі здійснення помилкових, неналежних платіжних операцій та порядок звернення Клієнта за відшкодуванням збитків, завданих йому в результаті проведених платіжних операцій; механізм захисту прав Клієнта та порядок врегулювання спірних питань, що виникають під час використання Платіжної картки,</text:span><text:span text:style-name="T12"> </text:span><text:span text:style-name="T1">відповідальність Сторін визначені у підрозділі 1.1.10. Розділу Загальні положення Умов та Правил.</text:span></text:p>
            <text:p text:style-name="P40"><text:span text:style-name="T1">Інші права та обов'язки Сторін, вартість послуг Банку визначені підрозділом 2.1.8. <text:s/>“Конверт”</text:span><text:span text:style-name="T12"> </text:span><text:span text:style-name="T1">Умов та Правил.</text:span></text:p>
            <text:p text:style-name="P39"><text:span text:style-name="T1">18. Банк зобов'язаний повідомити Клієнта про закінчення терміну дії його Платіжної картки</text:span><text:span text:style-name="T12"> </text:span><text:span text:style-name="T1">щонайменше за 10 календарних днів до закінчення терміну його дії шляхом </text:span><text:soft-page-break/><text:span text:style-name="T1">відображення інформації в ТСО, Системі "Приват24", АТМ, e-mail, SMS-повідомленням на Фінансовий номер телефону Клієнта.</text:span></text:p>
          </table:table-cell>
          <table:covered-table-cell/>
          <table:covered-table-cell/>
          <table:covered-table-cell/>
        </table:table-row>
        <table:table-row>
          <table:table-cell table:style-name="Таблиця1.A1" table:number-columns-spanned="4" office:value-type="string">
            <text:p text:style-name="P25">19. Порядок внесення змін в Договір</text:p>
            <text:p text:style-name="P18">19.1. Протягом строку дії Договору істотні умови, в т.ч. тарифи, комісійні винагороди та інші збори за цим Договором можуть бути змінені.<text:line-break/>19.2. Банк надає Клієнту пропозиції щодо зміни істотних умов Договору (у тому числі зміни тарифів, комісійної винагороди, інші збори за фінансові послуги) у спосіб, що дає змогу встановити дату відправлення повідомлення Клієнту, а саме: шляхом направлення повідомлень електронною поштою, у Системі «Приват24», повідомлення у месенджерах не пізніше 30 календарних днів до дати такої зміни. Зміни до Договору починають діяти з дати, зазначеної в повідомленні Банку.</text:p>
            <text:p text:style-name="P18">19.3. У разі незгоди Клієнта зі змінами істотних умов Договору Клієнт має право розірвати Договір без будь-якої плати за його розірвання шляхом подання у Системі "Приват24" до дати застосування Банком змін, яка зазначена у повідомленні Банку, заяви про закриття рахунку, підписаної електронним підписом.</text:p>
            <text:p text:style-name="P17">Зміни є погодженими Клієнтом у разі неповідомлення Банку про розірвання Договору шляхом направлення заяви про закриття рахунку до дати, з якої застосовуватимуться такі зміни.</text:p>
          </table:table-cell>
          <table:covered-table-cell/>
          <table:covered-table-cell/>
          <table:covered-table-cell/>
        </table:table-row>
        <table:table-row>
          <table:table-cell table:style-name="Таблиця1.A1" table:number-columns-spanned="4" office:value-type="string">
            <text:p text:style-name="P25">20. Відповідальність Сторін</text:p>
            <text:p text:style-name="P25">20.1. В разі порушення строків виконання платіжних операцій, передбачених Законом України “Про платіжні послуги” або цим Договором, Банк зобов’язаний сплатити Клієнту пеню в розмірі 0,01 відсотка суми простроченого платежу за кожний день прострочення, але не більше 1 <text:soft-page-break/>відсотка суми платіжної операції.</text:p>
            <text:p text:style-name="P27">Пеня нараховується щодня в розмірі 0,01 відсотка від суми простроченого платежу за кожний день прострочення, але не більше 1 відсотка суми платіжної операції. Сума нарахувань за день дорівнює сумі простроченого платежу, помноженої  на 0,01/100.</text:p>
          </table:table-cell>
          <table:covered-table-cell/>
          <table:covered-table-cell/>
          <table:covered-table-cell/>
        </table:table-row>
        <table:table-row>
          <table:table-cell table:style-name="Таблиця1.A1" table:number-columns-spanned="4" office:value-type="string">
            <text:p text:style-name="P18">21. Сторони зобов'язуються врегулювати суперечки і претензії, що виникають у зв'язку з виконанням Договору, шляхом переговорів, а в разі неможливості врегулювати спір шляхом переговорів - у судовому порядку. На підставі законів, у тому числі іноземних держав, для врегулювання відносин між Банком та Клієнтом може бути застосоване законодавство іноземної держави.</text:p>
            <text:p text:style-name="P18">22. Сторона Договору, яка порушила зобов’язання, звільняється від відповідальності за порушення зобов’язання, якщо вона доведе, що це порушення сталося внаслідок випадку або форс-мажорних обставин (обставини непереборної сили), що засвідчуються Торгово-промисловою палатою України та уповноваженими нею регіональними торгово-промисловими палатами.</text:p>
            <text:p text:style-name="P18">23.  Захист прав споживачів платіжних послуг здійснюють Національний банк України, центральний орган виконавчої влади, що реалізує державну політику у сфері державного контролю за додержанням законодавства про захист прав споживачів, Фонд гарантування вкладів фізичних осіб, інші органи виконавчої влади, органи місцевого самоврядування згідно із законодавством, а також суди.</text:p>
            <text:p text:style-name="P18">24.  Клієнт має право звернутись до Банку з питань виконання Сторонами умов цього Договору шляхом направлення письмового повідомлення рекомендованим листом за адресою: 49094, м. Дніпро, вул. Набережна Перемоги, 30, якщо інший спосіб звернення не передбачено Умовами та Правилами.</text:p>
            <text:p text:style-name="P17"><text:soft-page-break/>Клієнт має право звернутися до Національного банку України разі порушення кредитодавцем, новим кредитором та/або колекторською компанією законодавства у сфері споживчого кредитування, у тому числі порушення вимог щодо взаємодії із споживачами при врегулюванні простроченої заборгованості (вимог щодо етичної поведінки), а також на звернення до суду з позовом про відшкодування шкоди, завданої споживачу у процесі врегулювання простроченої заборгованості.</text:p>
          </table:table-cell>
          <table:covered-table-cell/>
          <table:covered-table-cell/>
          <table:covered-table-cell/>
        </table:table-row>
        <table:table-row>
          <table:table-cell table:style-name="Таблиця1.A1" table:number-columns-spanned="4" office:value-type="string">
            <text:p text:style-name="P25">25. Врегулювання простроченої заборгованості</text:p>
            <text:p text:style-name="P18">Банк має право відступити право вимоги за цим Договором третій особі, залучити колекторську компанію та/або нового кредитора до врегулювання простроченої заборгованості,  на свій розсуд без додаткового отримання згоди Клієнта, а також передати інформацію щодо кредитної справи Клієнта новому кредитору та/або колекторські компанії та/або Державній іпотечній установі або іншим особам, в разі відступлення права вимоги за Кредитом або залучення третіх осіб до врегулювання простроченої заборгованості за цим Договором.</text:p>
            <text:p text:style-name="P18">Банк зобов'язаний повідомити Клієнта про відступлення права вимоги протягом 10 робочих днів із дати такого відступлення.</text:p>
            <text:p text:style-name="P18">Банку, новому кредитору, колекторській компанії забороняється повідомляти інформацію про укладення цього Договору, його умови, стан виконання, наявність простроченої заборгованості та її розмір особам, які не є стороною за цим Договором.</text:p>
            <text:p text:style-name="P18">Клієнт надає згоду та погоджується з тим, що така заборона не поширюється на випадки повідомлення зазначеної інформації представникам, спадкоємцям, поручителям, майновим поручителям споживача, третім особам, взаємодія з якими передбачена цим Договором та на випадки передачі інформації про прострочену заборгованість близьким особам споживача із дотриманням вимог ч. 6 ст. 25 Закону <text:soft-page-break/>України «Про споживче кредитування».</text:p>
            <text:p text:style-name="P18">Підписанням Заяви Клієнт надає згоду на проведення з ним працівниками, представниками Банку особистих зустрічей з метою врегулювання простроченої заборгованості за Договором.</text:p>
            <text:p text:style-name="P18">Сторони попередньо узгодили, що проведення особистих зустрічей може відбуватися за місцем проживання Клієнта, за місцем реєстрації, у відділеннях Банку, а також у будь-якому іншому місці в будь-який час та дні, дозволені для проведення зустрічей Законом України «Про споживче кредитування».</text:p>
            <text:p text:style-name="P17">Банк, новий кредитор,  колекторська компанія  зобов’язані здійснювати фіксування кожної безпосередньої взаємодії з питань врегулювання простроченої заборгованості (у разі виникнення) з Клієнтом, його близькими особами, представником, спадкоємцем, поручителем, майновим поручителем або третіми особами, взаємодія з якими передбачена договором та які надали згоду на таку взаємодію, за допомогою відео- та/або звукозаписувального технічного засобу, а також зобов’язаний попередити зазначених осіб про таке фіксування.</text:p>
          </table:table-cell>
          <table:covered-table-cell/>
          <table:covered-table-cell/>
          <table:covered-table-cell/>
        </table:table-row>
        <table:table-row>
          <table:table-cell table:style-name="Таблиця1.A1" table:number-columns-spanned="4" office:value-type="string">
            <text:p text:style-name="P40"><text:span text:style-name="T1">26. Договір укладається строком на 10 років. Датою укладення Договору є дата отримання Клієнтом реквізитів Платіжної картки.</text:span></text:p>
            <text:p text:style-name="P18">Цей Договір припиняється після закінчення строку дії цього Договору або за настання інших обставин, встановлених вимогами чинного законодавства або цим Договором.</text:p>
            <text:p text:style-name="P40"><text:span text:style-name="T1">Договір може бути достроково розірваний за Заявою Клієнта про закриття рахунку в будь-який час, за ініціативою Банку в будь-який час або за настання інших обставин, встановлених вимогами чинного законодавства та цим Договором.</text:span></text:p>
            <text:p text:style-name="P18"><text:soft-page-break/>За Заявою Клієнта про закриття рахунку/після закінчення строку Договору, Договір припиняється, залишок коштів перераховується на діючий поточний рахунок Клієнта.</text:p>
            <text:p text:style-name="P18">За ініціативою Банку Договір може бути розірваний:</text:p>
            <text:p text:style-name="P18">-якщо протягом 6 місяців на Платіжній картці відсутні зарахування коштів та баланс становить “0”;</text:p>
            <text:p text:style-name="P18">-за ініціативою Банку, якщо Клієнт використовує будь-який Об’єкт індивідуалізації, не маючи права його використовувати, якщо такий Об’єкт індивідуалізації не належить Клієнту або права на його використання не надані Клієнту належним чином або якщо будь-який такий Об’єкт індивідуалізації порушує права, честь чи гідність будь-якої особи. </text:p>
            <text:p text:style-name="P18">Цей Договір припиняється у разі розірвання або припинення дії договору Картка для виплат та/або договору Кредитні картки, укладених між Банком та Клієнтом,  за умови, що у Клієнта більше немає жодного чинного договору із перелічених.</text:p>
          </table:table-cell>
          <table:covered-table-cell/>
          <table:covered-table-cell/>
          <table:covered-table-cell/>
        </table:table-row>
        <table:table-row>
          <table:table-cell table:style-name="Таблиця1.A1" table:number-columns-spanned="4" office:value-type="string">
            <text:p text:style-name="P17">27. Клієнт підтверджує, що ознайомлений з Умовами та Правилами надання банківських послуг, які розміщено на сайті https://privatbank.ua/terms.</text:p>
          </table:table-cell>
          <table:covered-table-cell/>
          <table:covered-table-cell/>
          <table:covered-table-cell/>
        </table:table-row>
        <table:table-row>
          <table:table-cell table:style-name="Таблиця1.A1" table:number-columns-spanned="4" office:value-type="string">
            <text:p text:style-name="P17">28. Підписанням Заяви Клієнт підтверджує, що Банком надано йому інформацію, передбачену частиною другою статті 12 Закону України «Про фінансові послуги та державне регулювання ринків фінансових послуг», ст.30 Закону України “Про платіжні послуги”</text:p>
          </table:table-cell>
          <table:covered-table-cell/>
          <table:covered-table-cell/>
          <table:covered-table-cell/>
        </table:table-row>
        <table:table-row>
          <table:table-cell table:style-name="Таблиця1.A1" table:number-columns-spanned="4" office:value-type="string">
            <text:p text:style-name="P25">29. Підписанням Заяви Клієнт підтверджує ознайомлення з Довідкою про систему гарантування вкладів фізичних осіб.</text:p>
            <text:p text:style-name="P1"><text:soft-page-break/><text:span text:style-name="T43">Подальше ознайомлення/надання Клієнту Довідки здійснюється шляхом її розміщення та оновлення Банком не рідше одного разу в рік в Інтернет мережі на сайті</text:span><text:a xlink:type="simple" xlink:href="http://pb.ua/" text:style-name="Internet_20_link" text:visited-style-name="Visited_20_Internet_20_Link"><text:span text:style-name="T51"> </text:span></text:a><text:a xlink:type="simple" xlink:href="http://pb.ua/" text:style-name="Internet_20_link" text:visited-style-name="Visited_20_Internet_20_Link"><text:span text:style-name="T66">pb.ua</text:span></text:a><text:span text:style-name="T51"> </text:span><text:span text:style-name="T43">в розділі «Фонд гарантування вкладів».</text:span></text:p>
          </table:table-cell>
          <table:covered-table-cell/>
          <table:covered-table-cell/>
          <table:covered-table-cell/>
        </table:table-row>
        <table:table-row table:style-name="Таблиця1.26">
          <table:table-cell table:style-name="Таблиця1.A1" table:number-columns-spanned="4" office:value-type="string">
            <text:p text:style-name="P45"><text:span text:style-name="T69">30. </text:span><text:bookmark text:name="docs-internal-guid-1a4222dd-7fff-212a-8089-9c35b0139c42"/><text:span text:style-name="T69">Банк здійснює обробку персональних даних Клієнта (суб'єкта персональних даних) відповідно до Закону України «Про захист персональних даних». </text:span></text:p>
            <text:p text:style-name="P6">Перелік персональних даних Клієнта, які обробляються Банком  за цим Договором, визначено в п. 8.5. Заяви про приєднання.</text:p>
            <text:p text:style-name="P6">Підставою обробки персональних даних є необхідність укладення та виконання правочину.</text:p>
            <text:p text:style-name="P6"/>
            <text:p text:style-name="P9"><text:span text:style-name="T70">В хо</text:span><text:span text:style-name="T71">д</text:span><text:span text:style-name="T70">і виконання цього Договору Банк та Клієнт виступають окремими володільцями персональних даних. Банк виступає володільцем персональних даних Клієнта та третіх осіб, яким Клієнт надає реквізити Платіжної картки для здійснення переказу коштів (далі - Треті особи). Клієнт виступає окремим володільцем персональних даних Третіх осіб. </text:span></text:p>
            <text:p text:style-name="P7"/>
            <text:p text:style-name="P7">З моменту укладення цього Договору персональні дані Клієнта будуть включені до баз персональних даних, володільцем якої є АТ КБ «ПриватБанк». Місцезнаходженням таких персональних даних є місцезнаходження АТ КБ «ПриватБанк».</text:p>
            <text:p text:style-name="P7"/>
            <text:p text:style-name="P6">Метою обробки персональних даних Банком є надання Клієнту та Третім особам можливості користуватися продуктом “Конверти”, умови якого визначені п. 2.1.8. Умов та Правил. </text:p>
            <text:p text:style-name="P6"/>
            <text:p text:style-name="P7">Метою обробки персональних даних Клієнтом є надання Третім особам доступу до Поточного рахунку Клієнта для здійснення переказів та контролю балансу рахунку. </text:p>
            <text:p text:style-name="P6">Якщо Сторонами встановлюється інша мета обробки персональних даних, яка є несумісною з попередньою, то вони зобов´язуються отримати згоду суб'єкта персональних даних на обробку його персональних даних відповідно до зміненої мети. Без отримання такої згоди обробляти персональні дані для зміненої мети <text:soft-page-break/>заборонено.</text:p>
            <text:p text:style-name="P10"/>
            <text:p text:style-name="P6">Строк обробки персональних даних відповідає строку дії цього Договору, якщо у Банка  відсутні інші правові підстави для продовження такої обробки.</text:p>
            <text:p text:style-name="P6"/>
            <text:p text:style-name="P6">Клієнт підтверджує, що він повідомлений Банком  про свої права, що передбачені статтею 8 Закону України «Про захист персональних даних» і розуміє, що Банк буде їх реалізовувати в межах передбачених чинним законодавством України.</text:p>
            <text:p text:style-name="P9"/>
            <text:p text:style-name="P7">Клієнт  підтверджує, що він повідомив Третіх осіб про мету обробки, склад та зміст персональних даних та їх права, що передбачені статтею 8 Закону України «Про захист персональних даних». </text:p>
            <text:p text:style-name="P7"/>
            <text:p text:style-name="P6">Персональні дані Клієнта та Третіх осіб можуть передаватися іншим особам, якщо таке розкриття обумовлене необхідністю захисту Банком своїх прав, обов’язків та законних інтересів, передбачених цим Договором та чинним законодавством України, зокрема, в судових та інших правоохоронних органах в разі невиконання та/або неналежного виконання Клієнтом своїх обов’язків за цим Договором, та/або у випадку виникнення у Банку наміру здійснити залучення третіх осіб для цілей консультацій, аудиту, страхування, аналітики тощо. </text:p>
            <text:p text:style-name="P10"/>
            <text:p text:style-name="P6">Розповсюдження Персональних даних Клієнта та Третіх осіб буде здійснюватися виключно у випадках і порядку, передбаченому законодавством України.</text:p>
            <text:p text:style-name="P6"/>
            <text:p text:style-name="P6">Детальна інформація про обробку персональних даних Банком міститься:</text:p>
            <text:p text:style-name="P6">- у Повідомленні про порядок і процедуру захисту персональних даних, яке доступно на головній сторінці сайту АТ КБ «ПриватБанк» та;</text:p>
            <text:p text:style-name="P8">- у розділі 1.1.9. Умов та Правил.</text:p>
            <text:p text:style-name="P11"><text:line-break/></text:p>
          </table:table-cell>
          <table:covered-table-cell/>
          <table:covered-table-cell/>
          <table:covered-table-cell/>
        </table:table-row>
        <table:table-row>
          <table:table-cell table:style-name="Таблиця1.A1" table:number-columns-spanned="4" office:value-type="string">
            <text:p text:style-name="P24">31. Ознайомившись із обмеженнями, визначеними законодавством і АТ КБ «ПриватБанк», щодо використання зображень для ідентифікації Платіжної картки, <text:soft-page-break/><text:span text:style-name="T89">які розміщені в Умовах та Правилах, </text:span><text:span text:style-name="T94">підписавши цю Заяву</text:span><text:span text:style-name="T89">  підтверджую, що: </text:span></text:p>
            <text:p text:style-name="P46">-використання зображень є правомірним;<text:line-break/>- використані зображення  не містять забороненого контенту, не порушують будь-чиїх прав і свобод, честі та гідності, громадський порядок;<text:line-break/>-використання зображень не порушує авторських прав (особистих чи майнових), а також не завдає шкоди фізичному або психічному здоров’ю і моральному стану будь-якої особи; <text:s text:c="57"/></text:p>
            <text:p text:style-name="P46">-розумію, що наведені обмеження стосуються всіх розміщених зображень;</text:p>
            <text:p text:style-name="P47">-наведені обмеження можуть змінюватись час від часу і я зобов'язаний самостійно відслідковувати ці зміни;</text:p>
            <text:p text:style-name="P13"><text:bookmark text:name="docs-internal-guid-f1fbc057-7fff-557f-0d45-9b452bedb20b"/>-зображення не містить персональних даних третіх осіб;</text:p>
            <text:p text:style-name="P13">-наведені обмеження мають виконуватись протягом всього строку розміщення кожного окремого зображення.  </text:p>
            <text:p text:style-name="P30"><text:line-break/>Клієнт несе відповідальність  за використання зображень на будь-яких ресурсах чи інструментах АТ КБ «ПриватБанк» протягом всього строку використання та зобов’язується відшкодувати всі та будь-які збитки, якщо такі виникнуть у  АТ КБ «ПриватБанк» у зв’язку з таким  використанням.</text:p>
            <text:p text:style-name="P43"/>
          </table:table-cell>
          <table:covered-table-cell/>
          <table:covered-table-cell/>
          <table:covered-table-cell/>
        </table:table-row>
        <table:table-row>
          <table:table-cell table:style-name="Таблиця1.A1" table:number-columns-spanned="4" office:value-type="string">
            <text:p text:style-name="P47">32. Цей Договір укладається в електронній формі у <text:s/>Системі "Приват24" та підписується Клієнтом простим електронним підписо<text:span text:style-name="T98">м </text:span>або кваліфікованим електронним підписом.</text:p>
            <text:p text:style-name="P44"/>
          </table:table-cell>
          <table:covered-table-cell/>
          <table:covered-table-cell/>
          <table:covered-table-cell/>
        </table:table-row>
        <table:table-row>
          <table:table-cell table:style-name="Таблиця1.A1" table:number-columns-spanned="4" office:value-type="string">
            <text:p text:style-name="P17">3<text:span text:style-name="T99">3</text:span>. Підписаний примірник цієї Заяви направляється в особистий акаунт Клієнта у Cистемі «Приват24» (веб-версія).</text:p>
          </table:table-cell>
          <table:covered-table-cell/>
          <table:covered-table-cell/>
          <table:covered-table-cell/>
        </table:table-row>
        <table:table-row>
          <table:table-cell table:style-name="Таблиця1.A30" office:value-type="string">
            <text:p text:style-name="P43"/>
          </table:table-cell>
          <table:table-cell table:style-name="Таблиця1.B30" office:value-type="string">
            <text:p text:style-name="P43"/>
          </table:table-cell>
          <table:table-cell table:style-name="Таблиця1.C30" office:value-type="string">
            <text:p text:style-name="P43"/>
          </table:table-cell>
          <table:table-cell table:style-name="Таблиця1.D30" office:value-type="string">
            <text:p text:style-name="P43"/>
          </table:table-cell>
        </table:table-row>
      </table:table>
      <text:p text:style-name="P5"> </text:p>
      <table:table table:name="Таблиця2" table:style-name="Таблиця2">
        <table:table-column table:style-name="Таблиця2.A"/>
        <table:table-column table:style-name="Таблиця2.B"/>
        <table:table-row>
          <table:table-cell table:style-name="Таблиця2.A1" table:number-columns-spanned="2" office:value-type="string">
            <text:p text:style-name="P40"><text:span text:style-name="T11">34</text:span><text:span text:style-name="T7">.</text:span><text:span text:style-name="T67"> </text:span><text:span text:style-name="T7">Реквізити Банку:</text:span><text:soft-page-break/></text:p>
            <text:p text:style-name="P18">Акціонерне товариство комерційний банк “ПриватБанк”</text:p>
            <text:p text:style-name="P32"><text:span text:style-name="T84">Адреса м</text:span><text:span text:style-name="T92">ісцезнаходження</text:span><text:span text:style-name="T82">:</text:span><text:span text:style-name="T73"> вул. Грушевського, 1Д, м. Київ, 01001, Україна.</text:span></text:p>
            <text:p text:style-name="P18">Ідентифікаційний код юридичної особи 14360570, ІПН 143605704021</text:p>
            <text:p text:style-name="P40"><text:span text:style-name="T1">Адреса для зв’язків та листування: вул. Набережна Перемоги, 30,</text:span><text:span text:style-name="T12"> </text:span><text:span text:style-name="T1">м. Дніпро, 49094, Україна.</text:span></text:p>
            <text:p text:style-name="P38">Ліцензія НБУ N 22 від 19.03.1992</text:p>
          </table:table-cell>
          <table:covered-table-cell/>
        </table:table-row>
        <table:table-row>
          <table:table-cell table:style-name="Таблиця2.A2" office:value-type="string">
            <text:p text:style-name="P22">Уповноважений працівник надавача платіжних послуг</text:p>
          </table:table-cell>
          <table:table-cell table:style-name="Таблиця2.A2" office:value-type="string">
            <text:p text:style-name="P16">%Зазначаються прізвище, власне ім'я, по батькові (за наявності) уповноваженого працівника надавача платіжних послуг%</text:p>
          </table:table-cell>
        </table:table-row>
        <table:table-row>
          <table:table-cell table:style-name="Таблиця2.A3" office:value-type="string">
            <text:p text:style-name="P23">Підпис Надавача платіжних послуг</text:p>
          </table:table-cell>
          <table:table-cell table:style-name="Таблиця2.A3" office:value-type="string">
            <text:p text:style-name="P42"><text:span text:style-name="T25">%</text:span><text:span text:style-name="T58">КЕП уповноваженого працівника надавача платіжних послуг </text:span><text:span text:style-name="T25">або</text:span><text:span text:style-name="T56"> </text:span><text:span text:style-name="T58">засвідчити кваліфікованою електронною печаткою банку з кваліфікованою електронною позначкою часу</text:span><text:span text:style-name="T25">%</text:span></text:p>
          </table:table-cell>
        </table:table-row>
        <table:table-row>
          <table:table-cell table:style-name="Таблиця2.A1" office:value-type="string">
            <text:p text:style-name="P17">Підпис Користувача</text:p>
          </table:table-cell>
          <table:table-cell table:style-name="Таблиця2.A1" office:value-type="string">
            <text:p text:style-name="P14">%Заява засвідчується підписом користувача (уповноваженої ним особи)/особи, яка відкриває рахунок на ім'я/користь іншої особи%</text:p>
            <text:p text:style-name="P39"><text:span text:style-name="T25">%Здійснюється підписання Договору </text:span><text:span text:style-name="T58">КЕП </text:span><text:span text:style-name="T25">або </text:span><text:span text:style-name="T58">ПЕП%</text:span></text:p>
          </table:table-cell>
        </table:table-row>
        <table:table-row>
          <table:table-cell table:style-name="Таблиця2.A1" office:value-type="string">
            <text:p text:style-name="P17">Дата укладання та підписання Договору</text:p>
          </table:table-cell>
          <table:table-cell table:style-name="Таблиця2.A1" office:value-type="string">
            <text:p text:style-name="P15">%Зазначається дата підписання користувачем або уповноваженою ним особою (особою, яка відкриває <text:soft-page-break/>рахунок на ім'я/користь іншої особи) заяви: число, місяць та рік цифрами у форматі ДД/ММ/РРРР або число - цифрами ДД, місяць - словом, рік - цифрами РРРР%</text:p>
          </table:table-cell>
        </table:table-row>
        <table:table-row>
          <table:table-cell table:style-name="Таблиця2.A1" table:number-columns-spanned="2" office:value-type="string">
            <text:p text:style-name="P17">Про номер рахунка Банк повідомляє Клієнта в особистому акаунті Клієнта в Системі «Приват24».</text:p>
          </table:table-cell>
          <table:covered-table-cell/>
        </table:table-row>
      </table:table>
      <text:p text:style-name="P12"><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6:00:21.376353522</meta:creation-date>
    <dc:date>2024-01-19T11:59:10.274658881</dc:date>
    <meta:editing-duration>PT27M45S</meta:editing-duration>
    <meta:editing-cycles>9</meta:editing-cycles>
    <meta:generator>LibreOffice/7.3.7.2$Linux_X86_64 LibreOffice_project/30$Build-2</meta:generator>
    <meta:document-statistic meta:table-count="2" meta:image-count="0" meta:object-count="0" meta:page-count="22" meta:paragraph-count="178" meta:word-count="4288" meta:character-count="32844" meta:non-whitespace-character-count="28561"/>
  </office:meta>
</office:document-meta>
</file>